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Arabic">
      <style:text-properties officeooo:paragraph-rsid="001452e8"/>
    </style:style>
    <style:style style:name="P2" style:family="paragraph" style:parent-style-name="Arabic">
      <style:text-properties officeooo:rsid="0019dbdb" officeooo:paragraph-rsid="0019dbdb"/>
    </style:style>
    <style:style style:name="P3" style:family="paragraph" style:parent-style-name="Arabic">
      <style:text-properties officeooo:rsid="0019df40" officeooo:paragraph-rsid="0019df40"/>
    </style:style>
    <style:style style:name="P4" style:family="paragraph" style:parent-style-name="Arabic">
      <style:text-properties officeooo:rsid="001b45f9" officeooo:paragraph-rsid="001b45f9"/>
    </style:style>
    <style:style style:name="P5" style:family="paragraph" style:parent-style-name="Arabic">
      <style:text-properties officeooo:rsid="001c1682" officeooo:paragraph-rsid="001c1682"/>
    </style:style>
    <style:style style:name="P6" style:family="paragraph" style:parent-style-name="Arabic">
      <style:text-properties officeooo:rsid="001d52b0" officeooo:paragraph-rsid="001d52b0"/>
    </style:style>
    <style:style style:name="P7" style:family="paragraph" style:parent-style-name="Arabic">
      <style:text-properties officeooo:rsid="001ec1e9" officeooo:paragraph-rsid="001ec1e9"/>
    </style:style>
    <style:style style:name="P8" style:family="paragraph" style:parent-style-name="Arabic">
      <style:text-properties officeooo:rsid="0020a0d4" officeooo:paragraph-rsid="0020a0d4"/>
    </style:style>
    <style:style style:name="P9" style:family="paragraph" style:parent-style-name="Arabic">
      <style:text-properties officeooo:rsid="0020a0d4" officeooo:paragraph-rsid="005b32e4"/>
    </style:style>
    <style:style style:name="P10" style:family="paragraph" style:parent-style-name="Arabic">
      <style:text-properties officeooo:rsid="0020a0d4" officeooo:paragraph-rsid="008773f5"/>
    </style:style>
    <style:style style:name="P11" style:family="paragraph" style:parent-style-name="Arabic">
      <style:text-properties officeooo:rsid="00229438" officeooo:paragraph-rsid="00229438"/>
    </style:style>
    <style:style style:name="P12" style:family="paragraph" style:parent-style-name="Arabic">
      <style:text-properties officeooo:rsid="00243372" officeooo:paragraph-rsid="00243372"/>
    </style:style>
    <style:style style:name="P13" style:family="paragraph" style:parent-style-name="Arabic">
      <style:text-properties officeooo:rsid="002666d8" officeooo:paragraph-rsid="002666d8"/>
    </style:style>
    <style:style style:name="P14" style:family="paragraph" style:parent-style-name="Arabic">
      <style:text-properties officeooo:rsid="002666d8" officeooo:paragraph-rsid="0027e1f0"/>
    </style:style>
    <style:style style:name="P15" style:family="paragraph" style:parent-style-name="Arabic">
      <style:text-properties officeooo:rsid="0027e1f0" officeooo:paragraph-rsid="0027e1f0"/>
    </style:style>
    <style:style style:name="P16" style:family="paragraph" style:parent-style-name="Arabic">
      <style:text-properties officeooo:rsid="002dc079" officeooo:paragraph-rsid="002dc079"/>
    </style:style>
    <style:style style:name="P17" style:family="paragraph" style:parent-style-name="Arabic">
      <style:text-properties officeooo:rsid="002f5607" officeooo:paragraph-rsid="002f5607"/>
    </style:style>
    <style:style style:name="P18" style:family="paragraph" style:parent-style-name="Arabic">
      <style:text-properties officeooo:rsid="002f5607" officeooo:paragraph-rsid="002dc079"/>
    </style:style>
    <style:style style:name="P19" style:family="paragraph" style:parent-style-name="Arabic">
      <style:text-properties officeooo:rsid="00305de6" officeooo:paragraph-rsid="00305de6"/>
    </style:style>
    <style:style style:name="P20" style:family="paragraph" style:parent-style-name="Arabic">
      <style:text-properties officeooo:rsid="0031f608" officeooo:paragraph-rsid="0031f608"/>
    </style:style>
    <style:style style:name="P21" style:family="paragraph" style:parent-style-name="Arabic">
      <style:text-properties officeooo:rsid="003425c8" officeooo:paragraph-rsid="003425c8"/>
    </style:style>
    <style:style style:name="P22" style:family="paragraph" style:parent-style-name="Arabic">
      <style:text-properties officeooo:rsid="0037ba09" officeooo:paragraph-rsid="0037ba09"/>
    </style:style>
    <style:style style:name="P23" style:family="paragraph" style:parent-style-name="Arabic">
      <style:text-properties officeooo:rsid="003953bc" officeooo:paragraph-rsid="003953bc"/>
    </style:style>
    <style:style style:name="P24" style:family="paragraph" style:parent-style-name="Arabic">
      <style:text-properties officeooo:rsid="0039bb27" officeooo:paragraph-rsid="0039bb27"/>
    </style:style>
    <style:style style:name="P25" style:family="paragraph" style:parent-style-name="Arabic">
      <style:text-properties officeooo:rsid="003aab3c" officeooo:paragraph-rsid="003aab3c"/>
    </style:style>
    <style:style style:name="P26" style:family="paragraph" style:parent-style-name="Arabic">
      <style:text-properties officeooo:rsid="003c9131" officeooo:paragraph-rsid="003c9131"/>
    </style:style>
    <style:style style:name="P27" style:family="paragraph" style:parent-style-name="Arabic">
      <style:text-properties officeooo:rsid="003d87ed" officeooo:paragraph-rsid="003d87ed"/>
    </style:style>
    <style:style style:name="P28" style:family="paragraph" style:parent-style-name="Arabic">
      <style:text-properties officeooo:rsid="003e0051" officeooo:paragraph-rsid="003e0051"/>
    </style:style>
    <style:style style:name="P29" style:family="paragraph" style:parent-style-name="Arabic">
      <style:text-properties officeooo:rsid="003ff660" officeooo:paragraph-rsid="003ff660"/>
    </style:style>
    <style:style style:name="P30" style:family="paragraph" style:parent-style-name="Arabic">
      <style:text-properties officeooo:rsid="0041418b" officeooo:paragraph-rsid="0041418b"/>
    </style:style>
    <style:style style:name="P31" style:family="paragraph" style:parent-style-name="Arabic">
      <style:text-properties officeooo:rsid="00426944" officeooo:paragraph-rsid="00426944"/>
    </style:style>
    <style:style style:name="P32" style:family="paragraph" style:parent-style-name="Arabic">
      <style:text-properties officeooo:rsid="0044f22c" officeooo:paragraph-rsid="0044f22c"/>
    </style:style>
    <style:style style:name="P33" style:family="paragraph" style:parent-style-name="Arabic">
      <style:text-properties style:font-name="Scheherazade" fo:font-size="24pt" officeooo:paragraph-rsid="005b32e4" style:font-size-asian="24pt" style:font-name-complex="Scheherazade" style:font-size-complex="24pt"/>
    </style:style>
    <style:style style:name="P34" style:family="paragraph" style:parent-style-name="Arabic">
      <style:text-properties style:font-name="Scheherazade" fo:font-size="24pt" officeooo:rsid="005b32e4" officeooo:paragraph-rsid="005b32e4" style:font-size-asian="24pt" style:font-name-complex="Scheherazade" style:font-size-complex="24pt"/>
    </style:style>
    <style:style style:name="P35" style:family="paragraph" style:parent-style-name="Arabic">
      <style:text-properties officeooo:rsid="00474234" officeooo:paragraph-rsid="00474234"/>
    </style:style>
    <style:style style:name="P36" style:family="paragraph" style:parent-style-name="Arabic">
      <style:text-properties officeooo:rsid="00476a9a" officeooo:paragraph-rsid="00476a9a"/>
    </style:style>
    <style:style style:name="P37" style:family="paragraph" style:parent-style-name="Arabic">
      <style:text-properties officeooo:rsid="0047a2a9" officeooo:paragraph-rsid="0047a2a9"/>
    </style:style>
    <style:style style:name="P38" style:family="paragraph" style:parent-style-name="Arabic">
      <style:text-properties officeooo:rsid="00493711" officeooo:paragraph-rsid="00493711"/>
    </style:style>
    <style:style style:name="P39" style:family="paragraph" style:parent-style-name="Arabic">
      <style:text-properties officeooo:rsid="004adf25" officeooo:paragraph-rsid="004adf25"/>
    </style:style>
    <style:style style:name="P40" style:family="paragraph" style:parent-style-name="Arabic">
      <style:text-properties officeooo:rsid="004bd119" officeooo:paragraph-rsid="004bd119"/>
    </style:style>
    <style:style style:name="P41" style:family="paragraph" style:parent-style-name="Arabic">
      <style:text-properties officeooo:rsid="004cd686" officeooo:paragraph-rsid="004cd686"/>
    </style:style>
    <style:style style:name="P42" style:family="paragraph" style:parent-style-name="Arabic">
      <style:text-properties officeooo:rsid="004e9d3b" officeooo:paragraph-rsid="004e9d3b"/>
    </style:style>
    <style:style style:name="P43" style:family="paragraph" style:parent-style-name="Arabic">
      <style:text-properties officeooo:rsid="00520765" officeooo:paragraph-rsid="00520765"/>
    </style:style>
    <style:style style:name="P44" style:family="paragraph" style:parent-style-name="Arabic">
      <style:text-properties officeooo:rsid="00521282" officeooo:paragraph-rsid="00521282"/>
    </style:style>
    <style:style style:name="P45" style:family="paragraph" style:parent-style-name="Arabic">
      <style:text-properties officeooo:rsid="0053498b" officeooo:paragraph-rsid="0053498b"/>
    </style:style>
    <style:style style:name="P46" style:family="paragraph" style:parent-style-name="Arabic">
      <style:text-properties officeooo:rsid="0053dced" officeooo:paragraph-rsid="0053dced"/>
    </style:style>
    <style:style style:name="P47" style:family="paragraph" style:parent-style-name="Arabic">
      <style:text-properties officeooo:rsid="0054293e" officeooo:paragraph-rsid="0054293e"/>
    </style:style>
    <style:style style:name="P48" style:family="paragraph" style:parent-style-name="Arabic">
      <style:text-properties officeooo:rsid="0054d8b8" officeooo:paragraph-rsid="0054d8b8"/>
    </style:style>
    <style:style style:name="P49" style:family="paragraph" style:parent-style-name="Arabic">
      <style:text-properties officeooo:rsid="00554e21" officeooo:paragraph-rsid="00554e21"/>
    </style:style>
    <style:style style:name="P50" style:family="paragraph" style:parent-style-name="Arabic">
      <style:text-properties officeooo:rsid="0055ac39" officeooo:paragraph-rsid="0055ac39"/>
    </style:style>
    <style:style style:name="P51" style:family="paragraph" style:parent-style-name="Arabic">
      <style:text-properties officeooo:rsid="005778c0" officeooo:paragraph-rsid="005778c0"/>
    </style:style>
    <style:style style:name="P52" style:family="paragraph" style:parent-style-name="Arabic">
      <style:text-properties officeooo:rsid="0058e3a4" officeooo:paragraph-rsid="0058e3a4"/>
    </style:style>
    <style:style style:name="P53" style:family="paragraph" style:parent-style-name="Arabic">
      <style:text-properties officeooo:rsid="0059d67e" officeooo:paragraph-rsid="0059d67e"/>
    </style:style>
    <style:style style:name="P54" style:family="paragraph" style:parent-style-name="Arabic">
      <style:text-properties officeooo:rsid="005ae857" officeooo:paragraph-rsid="005ae857"/>
    </style:style>
    <style:style style:name="P55" style:family="paragraph" style:parent-style-name="Arabic">
      <style:text-properties officeooo:rsid="0016436f" officeooo:paragraph-rsid="0016436f"/>
    </style:style>
    <style:style style:name="P56" style:family="paragraph" style:parent-style-name="Arabic">
      <style:text-properties officeooo:rsid="005b32e4" officeooo:paragraph-rsid="005b32e4"/>
    </style:style>
    <style:style style:name="P57" style:family="paragraph" style:parent-style-name="Arabic">
      <style:text-properties officeooo:rsid="001785a3" officeooo:paragraph-rsid="001785a3"/>
    </style:style>
    <style:style style:name="P58" style:family="paragraph" style:parent-style-name="Arabic">
      <style:text-properties officeooo:rsid="0018c154" officeooo:paragraph-rsid="0018c154"/>
    </style:style>
    <style:style style:name="P59" style:family="paragraph" style:parent-style-name="Arabic">
      <style:text-properties officeooo:rsid="00191819" officeooo:paragraph-rsid="00191819"/>
    </style:style>
    <style:style style:name="P60" style:family="paragraph" style:parent-style-name="Arabic">
      <style:text-properties officeooo:rsid="00192e7c" officeooo:paragraph-rsid="00192e7c"/>
    </style:style>
    <style:style style:name="P61" style:family="paragraph" style:parent-style-name="Arabic">
      <style:text-properties officeooo:rsid="0019596a" officeooo:paragraph-rsid="0019596a"/>
    </style:style>
    <style:style style:name="P62" style:family="paragraph" style:parent-style-name="Arabic">
      <style:text-properties officeooo:rsid="005d30e1" officeooo:paragraph-rsid="005ae857"/>
    </style:style>
    <style:style style:name="P63" style:family="paragraph" style:parent-style-name="Arabic">
      <style:text-properties officeooo:rsid="005f2aea" officeooo:paragraph-rsid="005f2aea"/>
    </style:style>
    <style:style style:name="P64" style:family="paragraph" style:parent-style-name="Arabic">
      <style:text-properties officeooo:rsid="00609d29" officeooo:paragraph-rsid="00609d29"/>
    </style:style>
    <style:style style:name="P65" style:family="paragraph" style:parent-style-name="Arabic">
      <style:text-properties officeooo:rsid="0062f3e3" officeooo:paragraph-rsid="0062f3e3"/>
    </style:style>
    <style:style style:name="P66" style:family="paragraph" style:parent-style-name="Arabic">
      <style:text-properties officeooo:rsid="006494a8" officeooo:paragraph-rsid="006494a8"/>
    </style:style>
    <style:style style:name="P67" style:family="paragraph" style:parent-style-name="Arabic">
      <style:text-properties officeooo:rsid="005f05c9" officeooo:paragraph-rsid="005ae857"/>
    </style:style>
    <style:style style:name="P68" style:family="paragraph" style:parent-style-name="Arabic">
      <style:text-properties officeooo:rsid="0064d248" officeooo:paragraph-rsid="0064d248"/>
    </style:style>
    <style:style style:name="P69" style:family="paragraph" style:parent-style-name="Arabic">
      <style:text-properties officeooo:rsid="0065f99f" officeooo:paragraph-rsid="0065f99f"/>
    </style:style>
    <style:style style:name="P70" style:family="paragraph" style:parent-style-name="Arabic">
      <style:text-properties officeooo:rsid="00660a76" officeooo:paragraph-rsid="00660a76"/>
    </style:style>
    <style:style style:name="P71" style:family="paragraph" style:parent-style-name="Arabic">
      <style:text-properties officeooo:rsid="00676065" officeooo:paragraph-rsid="00676065"/>
    </style:style>
    <style:style style:name="P72" style:family="paragraph" style:parent-style-name="Arabic">
      <style:text-properties officeooo:paragraph-rsid="00676065"/>
    </style:style>
    <style:style style:name="P73" style:family="paragraph" style:parent-style-name="Arabic">
      <style:text-properties officeooo:rsid="0069d0eb" officeooo:paragraph-rsid="0069d0eb"/>
    </style:style>
    <style:style style:name="P74" style:family="paragraph" style:parent-style-name="Arabic">
      <style:text-properties officeooo:rsid="006bba50" officeooo:paragraph-rsid="006bba50"/>
    </style:style>
    <style:style style:name="P75" style:family="paragraph" style:parent-style-name="Arabic">
      <style:text-properties officeooo:rsid="006ceb3a" officeooo:paragraph-rsid="006ceb3a"/>
    </style:style>
    <style:style style:name="P76" style:family="paragraph" style:parent-style-name="Arabic">
      <style:text-properties officeooo:rsid="006da7c1" officeooo:paragraph-rsid="006da7c1"/>
    </style:style>
    <style:style style:name="P77" style:family="paragraph" style:parent-style-name="Arabic">
      <style:text-properties officeooo:rsid="006dd141" officeooo:paragraph-rsid="006dd141"/>
    </style:style>
    <style:style style:name="P78" style:family="paragraph" style:parent-style-name="Arabic">
      <style:text-properties officeooo:rsid="006fadcf" officeooo:paragraph-rsid="006fadcf"/>
    </style:style>
    <style:style style:name="P79" style:family="paragraph" style:parent-style-name="Arabic">
      <style:text-properties officeooo:rsid="0071575e" officeooo:paragraph-rsid="0071575e"/>
    </style:style>
    <style:style style:name="P80" style:family="paragraph" style:parent-style-name="Arabic">
      <style:text-properties officeooo:rsid="00722a6e" officeooo:paragraph-rsid="00722a6e"/>
    </style:style>
    <style:style style:name="P81" style:family="paragraph" style:parent-style-name="Arabic">
      <style:text-properties officeooo:rsid="007299b6" officeooo:paragraph-rsid="007299b6"/>
    </style:style>
    <style:style style:name="P82" style:family="paragraph" style:parent-style-name="Arabic">
      <style:text-properties officeooo:rsid="0072b252" officeooo:paragraph-rsid="0072b252"/>
    </style:style>
    <style:style style:name="P83" style:family="paragraph" style:parent-style-name="Arabic">
      <style:text-properties officeooo:rsid="0074bf0e" officeooo:paragraph-rsid="0074bf0e"/>
    </style:style>
    <style:style style:name="P84" style:family="paragraph" style:parent-style-name="Arabic">
      <style:text-properties officeooo:rsid="0075db3c" officeooo:paragraph-rsid="0075db3c"/>
    </style:style>
    <style:style style:name="P85" style:family="paragraph" style:parent-style-name="Arabic">
      <style:text-properties officeooo:rsid="0079ef54" officeooo:paragraph-rsid="0079ef54"/>
    </style:style>
    <style:style style:name="P86" style:family="paragraph" style:parent-style-name="Arabic">
      <style:text-properties officeooo:rsid="007b69ae" officeooo:paragraph-rsid="007b69ae"/>
    </style:style>
    <style:style style:name="P87" style:family="paragraph" style:parent-style-name="Arabic">
      <style:text-properties officeooo:rsid="007bbb47" officeooo:paragraph-rsid="007bbb47"/>
    </style:style>
    <style:style style:name="P88" style:family="paragraph" style:parent-style-name="Arabic">
      <style:text-properties officeooo:rsid="007d63f0" officeooo:paragraph-rsid="007d63f0"/>
    </style:style>
    <style:style style:name="P89" style:family="paragraph" style:parent-style-name="Arabic">
      <style:text-properties officeooo:rsid="007d66a1" officeooo:paragraph-rsid="007d66a1"/>
    </style:style>
    <style:style style:name="P90" style:family="paragraph" style:parent-style-name="Arabic">
      <style:text-properties officeooo:rsid="007db517" officeooo:paragraph-rsid="007db517"/>
    </style:style>
    <style:style style:name="P91" style:family="paragraph" style:parent-style-name="Arabic">
      <style:text-properties officeooo:rsid="007efa98" officeooo:paragraph-rsid="007efa98"/>
    </style:style>
    <style:style style:name="P92" style:family="paragraph" style:parent-style-name="Arabic">
      <style:text-properties officeooo:rsid="0080b007" officeooo:paragraph-rsid="0080b007"/>
    </style:style>
    <style:style style:name="P93" style:family="paragraph" style:parent-style-name="Arabic">
      <style:text-properties officeooo:rsid="00823c2a" officeooo:paragraph-rsid="00823c2a"/>
    </style:style>
    <style:style style:name="P94" style:family="paragraph" style:parent-style-name="Arabic">
      <style:text-properties officeooo:rsid="0083766e" officeooo:paragraph-rsid="0083766e"/>
    </style:style>
    <style:style style:name="P95" style:family="paragraph" style:parent-style-name="Arabic">
      <style:text-properties officeooo:rsid="002f5607" officeooo:paragraph-rsid="008f4350"/>
    </style:style>
    <style:style style:name="P96" style:family="paragraph" style:parent-style-name="Arabic">
      <style:text-properties officeooo:rsid="003d87ed" officeooo:paragraph-rsid="003d87ed"/>
    </style:style>
    <style:style style:name="P97" style:family="paragraph" style:parent-style-name="Arabic">
      <style:text-properties officeooo:rsid="00609d29" officeooo:paragraph-rsid="00609d29"/>
    </style:style>
    <style:style style:name="P98" style:family="paragraph" style:parent-style-name="Arabic">
      <style:text-properties officeooo:rsid="0074bf0e" officeooo:paragraph-rsid="00a4968d"/>
    </style:style>
    <style:style style:name="T1" style:family="text">
      <style:text-properties officeooo:rsid="0018c154"/>
    </style:style>
    <style:style style:name="T2" style:family="text">
      <style:text-properties officeooo:rsid="00191819"/>
    </style:style>
    <style:style style:name="T3" style:family="text">
      <style:text-properties officeooo:rsid="00192e7c"/>
    </style:style>
    <style:style style:name="T4" style:family="text">
      <style:text-properties officeooo:rsid="0019596a"/>
    </style:style>
    <style:style style:name="T5" style:family="text">
      <style:text-properties officeooo:rsid="0019df40"/>
    </style:style>
    <style:style style:name="T6" style:family="text">
      <style:text-properties officeooo:rsid="001ec1e9"/>
    </style:style>
    <style:style style:name="T7" style:family="text">
      <style:text-properties officeooo:rsid="0027e1f0"/>
    </style:style>
    <style:style style:name="T8" style:family="text">
      <style:text-properties officeooo:rsid="002853fc"/>
    </style:style>
    <style:style style:name="T9" style:family="text">
      <style:text-properties officeooo:rsid="0039bb27"/>
    </style:style>
    <style:style style:name="T10" style:family="text">
      <style:text-properties officeooo:rsid="004177c3"/>
    </style:style>
    <style:style style:name="T11" style:family="text">
      <style:text-properties officeooo:rsid="004bd119"/>
    </style:style>
    <style:style style:name="T12" style:family="text">
      <style:text-properties officeooo:rsid="0053498b"/>
    </style:style>
    <style:style style:name="T13" style:family="text">
      <style:text-properties officeooo:rsid="006ceb3a"/>
    </style:style>
    <style:style style:name="T14" style:family="text">
      <style:text-properties officeooo:rsid="006d6379"/>
    </style:style>
    <style:style style:name="T15" style:family="text">
      <style:text-properties officeooo:rsid="006fadcf"/>
    </style:style>
    <style:style style:name="T16" style:family="text">
      <style:text-properties officeooo:rsid="0073a813"/>
    </style:style>
    <style:style style:name="T17" style:family="text">
      <style:text-properties officeooo:rsid="00766fa9"/>
    </style:style>
    <style:style style:name="T18" style:family="text">
      <style:text-properties officeooo:rsid="007bbb47"/>
    </style:style>
    <style:style style:name="T19" style:family="text">
      <style:text-properties officeooo:rsid="0084470d"/>
    </style:style>
    <style:style style:name="T20" style:family="text">
      <style:text-properties officeooo:rsid="008614fe"/>
    </style:style>
    <style:style style:name="T21" style:family="text">
      <style:text-properties officeooo:rsid="008773f5"/>
    </style:style>
    <style:style style:name="T22" style:family="text">
      <style:text-properties officeooo:rsid="0088d303"/>
    </style:style>
    <style:style style:name="T23" style:family="text">
      <style:text-properties officeooo:rsid="008c4a59"/>
    </style:style>
    <style:style style:name="T24" style:family="text">
      <style:text-properties officeooo:rsid="008e2db3"/>
    </style:style>
    <style:style style:name="T25" style:family="text">
      <style:text-properties officeooo:rsid="008f1eb9"/>
    </style:style>
    <style:style style:name="T26" style:family="text">
      <style:text-properties officeooo:rsid="008f4350"/>
    </style:style>
    <style:style style:name="T27" style:family="text">
      <style:text-properties officeooo:rsid="00903ba9"/>
    </style:style>
    <style:style style:name="T28" style:family="text">
      <style:text-properties officeooo:rsid="00910602"/>
    </style:style>
    <style:style style:name="T29" style:family="text">
      <style:text-properties officeooo:rsid="009210e3"/>
    </style:style>
    <style:style style:name="T30" style:family="text">
      <style:text-properties officeooo:rsid="00925f19"/>
    </style:style>
    <style:style style:name="T31" style:family="text">
      <style:text-properties officeooo:rsid="00930803"/>
    </style:style>
    <style:style style:name="T32" style:family="text">
      <style:text-properties officeooo:rsid="0093acbf"/>
    </style:style>
    <style:style style:name="T33" style:family="text">
      <style:text-properties officeooo:rsid="0095819e"/>
    </style:style>
    <style:style style:name="T34" style:family="text">
      <style:text-properties officeooo:rsid="0095bb2a"/>
    </style:style>
    <style:style style:name="T35" style:family="text">
      <style:text-properties officeooo:rsid="00965839"/>
    </style:style>
    <style:style style:name="T36" style:family="text">
      <style:text-properties officeooo:rsid="0096a004"/>
    </style:style>
    <style:style style:name="T37" style:family="text">
      <style:text-properties officeooo:rsid="009741f2"/>
    </style:style>
    <style:style style:name="T38" style:family="text">
      <style:text-properties officeooo:rsid="009848b8"/>
    </style:style>
    <style:style style:name="T39" style:family="text">
      <style:text-properties officeooo:rsid="0099c640"/>
    </style:style>
    <style:style style:name="T40" style:family="text">
      <style:text-properties officeooo:rsid="009a19a6"/>
    </style:style>
    <style:style style:name="T41" style:family="text">
      <style:text-properties officeooo:rsid="009a7197"/>
    </style:style>
    <style:style style:name="T42" style:family="text">
      <style:text-properties officeooo:rsid="009a9eb3"/>
    </style:style>
    <style:style style:name="T43" style:family="text">
      <style:text-properties officeooo:rsid="009b4dff"/>
    </style:style>
    <style:style style:name="T44" style:family="text">
      <style:text-properties officeooo:rsid="009c2a5e"/>
    </style:style>
    <style:style style:name="T45" style:family="text">
      <style:text-properties officeooo:rsid="009d7140"/>
    </style:style>
    <style:style style:name="T46" style:family="text">
      <style:text-properties officeooo:rsid="009e95b8"/>
    </style:style>
    <style:style style:name="T47" style:family="text">
      <style:text-properties officeooo:rsid="00a07459"/>
    </style:style>
    <style:style style:name="T48" style:family="text">
      <style:text-properties officeooo:rsid="00a0a0ed"/>
    </style:style>
    <style:style style:name="T49" style:family="text">
      <style:text-properties officeooo:rsid="00a0c122"/>
    </style:style>
    <style:style style:name="T50" style:family="text">
      <style:text-properties officeooo:rsid="00a2601f"/>
    </style:style>
    <style:style style:name="T51" style:family="text">
      <style:text-properties officeooo:rsid="00a27e3c"/>
    </style:style>
    <style:style style:name="T52" style:family="text">
      <style:text-properties officeooo:rsid="00a3078d"/>
    </style:style>
    <style:style style:name="T53" style:family="text">
      <style:text-properties officeooo:rsid="00a4968d"/>
    </style:style>
    <style:style style:name="T54" style:family="text">
      <style:text-properties officeooo:rsid="00a628ae"/>
    </style:style>
    <style:style style:name="T55" style:family="text">
      <style:text-properties officeooo:rsid="00a73e79"/>
    </style:style>
    <style:style style:name="T56" style:family="text">
      <style:text-properties officeooo:rsid="00a7d7d2"/>
    </style:style>
    <style:style style:name="T57" style:family="text">
      <style:text-properties officeooo:rsid="00a897c9"/>
    </style:style>
    <style:style style:name="T58" style:family="text">
      <style:text-properties officeooo:rsid="00a8fbff"/>
    </style:style>
    <style:style style:name="T59" style:family="text">
      <style:text-properties officeooo:rsid="00aa4e89"/>
    </style:style>
    <style:style style:name="T60" style:family="text">
      <style:text-properties officeooo:rsid="00aa5a18"/>
    </style:style>
    <style:style style:name="T61" style:family="text">
      <style:text-properties officeooo:rsid="00ac15c8"/>
    </style:style>
    <style:style style:name="T62" style:family="text">
      <style:text-properties officeooo:rsid="00acfc8c"/>
    </style:style>
    <style:style style:name="T63" style:family="text">
      <style:text-properties officeooo:rsid="00ad80e2"/>
    </style:style>
    <style:style style:name="T64" style:family="text">
      <style:text-properties officeooo:rsid="00af74cf"/>
    </style:style>
    <style:style style:name="T65" style:family="text">
      <style:text-properties officeooo:rsid="00b06edf"/>
    </style:style>
    <style:style style:name="T66" style:family="text">
      <style:text-properties officeooo:rsid="00b1c1d8"/>
    </style:style>
    <style:style style:name="T67" style:family="text">
      <style:text-properties officeooo:rsid="00b1f241"/>
    </style:style>
    <style:style style:name="T68" style:family="text">
      <style:text-properties officeooo:rsid="00b22174"/>
    </style:style>
    <style:style style:name="T69" style:family="text">
      <style:text-properties officeooo:rsid="00b36d80"/>
    </style:style>
    <style:style style:name="T70" style:family="text">
      <style:text-properties officeooo:rsid="00b39e63"/>
    </style:style>
    <style:style style:name="T71" style:family="text">
      <style:text-properties officeooo:rsid="00b4fecb"/>
    </style:style>
    <style:style style:name="T72" style:family="text">
      <style:text-properties officeooo:rsid="00b5c848"/>
    </style:style>
    <style:style style:name="T73" style:family="text">
      <style:text-properties officeooo:rsid="00b7b33e"/>
    </style:style>
    <style:style style:name="T74" style:family="text">
      <style:text-properties officeooo:rsid="00b85f08"/>
    </style:style>
    <style:style style:name="T75" style:family="text">
      <style:text-properties officeooo:rsid="00b9fc37"/>
    </style:style>
    <style:style style:name="T76" style:family="text">
      <style:text-properties officeooo:rsid="00bb2991"/>
    </style:style>
    <style:style style:name="T77" style:family="text">
      <style:text-properties officeooo:rsid="00bcbca7"/>
    </style:style>
    <style:style style:name="T78" style:family="text">
      <style:text-properties officeooo:rsid="00bdff91"/>
    </style:style>
    <style:style style:name="T79" style:family="text">
      <style:text-properties officeooo:rsid="00be8b3e"/>
    </style:style>
    <style:style style:name="T80" style:family="text">
      <style:text-properties officeooo:rsid="00bf39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11-14" text:name="stanza"/>
      </text:user-field-decls>
      <text:p text:style-name="P34">#1</text:p>
      <text:p text:style-name="P33">بِسْمِ اللّٰهِ إِخْوَانِ</text:p>
      <text:p text:style-name="Arabic">پَمْوٖ نَ رَحْمٰنِ</text:p>
      <text:p text:style-name="Arabic">نَ الرَّحِيْمُ يُوَنِ</text:p>
      <text:p text:style-name="Arabic">نْدِيٗ يَلٗأَنْدَمِيَ</text:p>
      <text:p text:style-name="P55"/>
      <text:p text:style-name="P56">#2</text:p>
      <text:p text:style-name="Arabic">پُلِكَنِ نْدُزَنْڠُ</text:p>
      <text:p text:style-name="Arabic">كهٖنْدَ مَتٖمْبٖزِ يَنْڠُ</text:p>
      <text:p text:style-name="Arabic">نِوَپٖ خَبَرِ زَنْڠُ</text:p>
      <text:p text:style-name="Arabic">قِصَ چَلٗنِجِرِيَ</text:p>
      <text:p text:style-name="P55"/>
      <text:p text:style-name="P56">#3</text:p>
      <text:p text:style-name="P1">نِلِ نٖنْدَءٗ نْدِيَنِ</text:p>
      <text:p text:style-name="P1">كْوَلِ نَ مْٹُ چُمْبَنِ</text:p>
      <text:p text:style-name="Arabic">مٗيٗ أُكَمْتَمَنِ</text:p>
      <text:p text:style-name="Arabic">كْوَ حَلَالِ كُرِضِيَ </text:p>
      <text:p text:style-name="P57"><text:soft-page-break/></text:p>
      <text:p text:style-name="P56">#4</text:p>
      <text:p text:style-name="Arabic">نَ مَهَرِيٖ يُوَنِ</text:p>
      <text:p text:style-name="Arabic">نَلٗمْپَ زَيْدَنِ</text:p>
      <text:p text:style-name="Arabic">نَلِنَ پٖٹٖ چَنْدَنِ</text:p>
      <text:p text:style-name="Arabic"><text:span text:style-name="T1">كَ</text:span>وَهِ كُمْڤَلِيَ</text:p>
      <text:p text:style-name="P58"/>
      <text:p text:style-name="P56">#5</text:p>
      <text:p text:style-name="Arabic">عَل<text:span text:style-name="T2">ِ</text:span>ى كُتٗكَ كْوَكٖ</text:p>
      <text:p text:style-name="Arabic">أُنَ رُبَ مٗيٗ وَكٖ</text:p>
      <text:p text:style-name="Arabic">أَكٖنْدَ كْوَ مْكٖ وَكٖ</text:p>
      <text:p text:style-name="Arabic">مْكٗنٗ هُمْفُمْبِيَ</text:p>
      <text:p text:style-name="P59"/>
      <text:p text:style-name="P56">#6</text:p>
      <text:p text:style-name="Arabic">مْوَنَ بِنْتِ رَسُوْلِ</text:p>
      <text:p text:style-name="Arabic">يَلِ هَيَتَأَمَلِ</text:p>
      <text:p text:style-name="Arabic">كَنٖنْدَ مْوٖنْيٖ عَقِلِ</text:p>
      <text:p text:style-name="Arabic"><text:soft-page-break/>خَبَرِ أ<text:span text:style-name="T3">َ</text:span>كَمْوَمْبِيَ</text:p>
      <text:p text:style-name="P60"/>
      <text:p text:style-name="P56">#7</text:p>
      <text:p text:style-name="Arabic">أَكٖنٖنْدَءٖ كِزٖيْ</text:p>
      <text:p text:style-name="Arabic">فَاطِمَه أ<text:span text:style-name="T4">َ</text:span>كَمْوَمْبِيٖ</text:p>
      <text:p text:style-name="Arabic">شٖيْ<text:span text:style-name="T55">خٖ</text:span> عَل<text:span text:style-name="T56">ِ</text:span>يْ أُوٗزٖيْ</text:p>
      <text:p text:style-name="Arabic">خَبَرِ هُكِسِكِيَ</text:p>
      <text:p text:style-name="P61"/>
      <text:p text:style-name="P56">#8</text:p>
      <text:p text:style-name="Arabic">أَكَفَنْيَ مْشَوَشَ</text:p>
      <text:p text:style-name="Arabic">فَاطِمَه كَمْكَنُشَ</text:p>
      <text:p text:style-name="Arabic">عَلَامَ كَمُؤٗنٖشَ</text:p>
      <text:p text:style-name="Arabic">أُتُنْڠُ أَكَمْٹِيَ</text:p>
      <text:p text:style-name="P61"/>
      <text:p text:style-name="P56">#9</text:p>
      <text:p text:style-name="P2">مْوَنَ بِنْتِ أَمِيْنِ</text:p>
      <text:p text:style-name="P2">هِيٗ نْدِيٗ <text:span text:style-name="T23">تَ</text:span>مْكِنِ</text:p>
      <text:p text:style-name="P2"><text:soft-page-break/>أَلِ نَ پٖٹٖ چَنْدَنِ</text:p>
      <text:p text:style-name="P2">كَوَهِ كُمْ<text:span text:style-name="T23">ڤُ</text:span>لِيَ</text:p>
      <text:p text:style-name="P2"/>
      <text:p text:style-name="P56">#10</text:p>
      <text:p text:style-name="P2">سِجُوِ كهَنٖنَ نِ كوٖلِ</text:p>
      <text:p text:style-name="P2">مِمِ سِمتَأَمَلِ</text:p>
      <text:p text:style-name="P2">أَرُدِپٗ كْوَ رَسُوْلِ</text:p>
      <text:p text:style-name="P2">يٖئٗ تهَمْزِنْڠَتِيَ</text:p>
      <text:p text:style-name="P2"/>
      <text:p text:style-name="P56">#11</text:p>
      <text:p text:style-name="P2">أَكَفَنْيَ هِمَ هِمَ</text:p>
      <text:p text:style-name="P2">أَسِئِ<text:span text:style-name="T5">وٖزٖ فَاطِمَه</text:span></text:p>
      <text:p text:style-name="P3">حَسَنِ أَكَمْٹُمَ</text:p>
      <text:p text:style-name="P3">بَبَكٗ نَمْكُلِيَ</text:p>
      <text:p text:style-name="P4"/>
      <text:p text:style-name="P56">#12</text:p>
      <text:p text:style-name="P4">نَمْكُلِيَ كْوَ سِرِ</text:p>
      <text:p text:style-name="P4"><text:soft-page-break/>أَسِسِكِيٖ بَشِيْرِ</text:p>
      <text:p text:style-name="P4">كٖنٖنْدَ أَكَفَسِرِ</text:p>
      <text:p text:style-name="P4">مْبٖلٖ زَ ٹُمْوَ نَبِيَ</text:p>
      <text:p text:style-name="P4"/>
      <text:p text:style-name="P56">#13</text:p>
      <text:p text:style-name="P4">كَفَسِرِ مُعَيَنِ</text:p>
      <text:p text:style-name="P4">هَمْكُلِوَ نْيُمْبَنِ</text:p>
      <text:p text:style-name="P4">أَكِسِكِيَ أَمِيْنِ</text:p>
      <text:p text:style-name="P4">عَجَبُ إِكَمْنْڠِيَ</text:p>
      <text:p text:style-name="P4"/>
      <text:p text:style-name="P56">#14</text:p>
      <text:p text:style-name="P4">أَكَمُؤُزَ هَشِم<text:span text:style-name="T56">َ</text:span></text:p>
      <text:p text:style-name="P4">يٖئٗ أُنَنِ فَاطِمَه</text:p>
      <text:p text:style-name="P4">هُكْوَمْكُوَ كْوَ <text:span text:style-name="T56">هِ</text:span>م<text:span text:style-name="T56">َ</text:span></text:p>
      <text:p text:style-name="P4">نَايٗ سِيٗ مَزٗوٖيَ</text:p>
      <text:p text:style-name="P4"/>
      <text:p text:style-name="P56">#15</text:p>
      <text:p text:style-name="P5"><text:soft-page-break/>عَلِ<text:span text:style-name="T6">ى</text:span> أَك<text:span text:style-name="T8">َ</text:span>ئِنُكَ</text:p>
      <text:p text:style-name="P5">أَكَنٖنْدَ كْوَ هَرَكَ</text:p>
      <text:p text:style-name="P6">هَتَ نْيُمْبَنِ كِفِكَ</text:p>
      <text:p text:style-name="P6">مْوَنَ فَاطِمَ هُلِيَ</text:p>
      <text:p text:style-name="P6"/>
      <text:p text:style-name="P56">#16</text:p>
      <text:p text:style-name="P6">هُرُمَ زِكَمْشِكَ</text:p>
      <text:p text:style-name="P6">عَلِيْ كَشَوِشِكَ</text:p>
      <text:p text:style-name="P6">كَمْبَ فَتُمَ پُلِكَ</text:p>
      <text:p text:style-name="P6">أُلِلٗنَلٗ نَمْبِيَ</text:p>
      <text:p text:style-name="P6"/>
      <text:p text:style-name="P56">#17</text:p>
      <text:p text:style-name="P6">أُنَ كِتْوَ هُكُؤُمَ</text:p>
      <text:p text:style-name="P6">أَمَ أُمٖشِكْوَ نِ حُمَ</text:p>
      <text:p text:style-name="P6">أَكَمْجِبُ فَتُمَ</text:p>
      <text:p text:style-name="P6">كْوَ مَرَضِ سِكُلِيَ</text:p>
      <text:p text:style-name="P6"/>
      <text:p text:style-name="P56"><text:soft-page-break/>#18</text:p>
      <text:p text:style-name="P7">مِمِ هَپَ نَلِتٗكَ</text:p>
      <text:p text:style-name="P7">وٖوٖ هُنٖنَ هُتٖكَ</text:p>
      <text:p text:style-name="P7">نَ كَمَ كهِٹُ و<text:span text:style-name="T57">َ</text:span>تَكَ</text:p>
      <text:p text:style-name="P7">أُسِخٗفُ كُنَمْبِيَ</text:p>
      <text:p text:style-name="P7"/>
      <text:p text:style-name="P56">#19</text:p>
      <text:p text:style-name="P7">وَتَكَ نِنِ نْدُيَنْڠُ</text:p>
      <text:p text:style-name="P7">نِئِفِدِ رٗحٗ يَنْڠُ</text:p>
      <text:p text:style-name="P7">مٗيٗ أُوَتٖ مَتُنْڠُ</text:p>
      <text:p text:style-name="P7">نَوٖ أُكٗمٖ كُلِيَ</text:p>
      <text:p text:style-name="P7"/>
      <text:p text:style-name="P56">#20</text:p>
      <text:p text:style-name="P7">فَتُمَ أَكَتَمْكَ</text:p>
      <text:p text:style-name="P7">پٖٹٖ يَكٗ نَئِتَكَ</text:p>
      <text:p text:style-name="P7">عَلِى أَكَشُٹُكَ</text:p>
      <text:p text:style-name="P7">هَؤٗنِ لَ كُمْوَمْبِيَ</text:p>
      <text:p text:style-name="P7"><text:soft-page-break/></text:p>
      <text:p text:style-name="P56">#21</text:p>
      <text:p text:style-name="P8">كِشَ عَلِيْ حَيْدَرِ</text:p>
      <text:p text:style-name="P10">نٖنٗ أَلِلٗفَسِ<text:span text:style-name="T21">رِ</text:span></text:p>
      <text:p text:style-name="P10">أَنَيٗ <text:span text:style-name="T22">أَ</text:span>بُوْ بَك<text:span text:style-name="T58">َ</text:span>رِ</text:p>
      <text:p text:style-name="P8">ته<text:span text:style-name="T59">َ</text:span>كْوٖنْدَ كُٹْوَلِيَ</text:p>
      <text:p text:style-name="P8"/>
      <text:p text:style-name="P56">#22</text:p>
      <text:p text:style-name="P8">پٖٹٖ يَكٗ يَ چَنْدَنِ</text:p>
      <text:p text:style-name="P8">أَبُوْ بَكَرِ سِ كِفَنِ</text:p>
      <text:p text:style-name="P8">نِمٖٹْوَاءَ تَمْكِنِ</text:p>
      <text:p text:style-name="P9">كْوَ أُلِيٗنَمْبِيَ</text:p>
      <text:p text:style-name="P9"/>
      <text:p text:style-name="P56">#21</text:p>
      <text:p text:style-name="P11">هُنُ مْوٖزِ نِ وَ پِلِ</text:p>
      <text:p text:style-name="P11">مِمِ سِكُتَأَمَلِ</text:p>
      <text:p text:style-name="P11">أُنَ نَ مْكٖ وَ پِلِ</text:p>
      <text:p text:style-name="P11"><text:soft-page-break/>هَبَرِ نِمٖسِكِيَ</text:p>
      <text:p text:style-name="P56"/>
      <text:p text:style-name="P56">#22</text:p>
      <text:p text:style-name="P11">نَأَپَ وَاللّٰهِ نْدُيَنْڠُ</text:p>
      <text:p text:style-name="P11">نِ وٖيْ پْوٖكٖ مْكٖ وَنْڠُ</text:p>
      <text:p text:style-name="P11">نِ نَنِ عَدُوِ يَنْڠُ</text:p>
      <text:p text:style-name="P11">هُيٗ أَلٗنِزُلِيَ</text:p>
      <text:p text:style-name="P11"/>
      <text:p text:style-name="P56">#23</text:p>
      <text:p text:style-name="P12">كَمْجِبُ كْوَ لِسَنِ</text:p>
      <text:p text:style-name="P12">مْٹُيٖ سِمْبَئِنِ</text:p>
      <text:p text:style-name="P12">پٖٹٖ أُمْپٖيْ نَنِ</text:p>
      <text:p text:style-name="P12">أُنِپَپٗ تهَرِضِيَ</text:p>
      <text:p text:style-name="P12"/>
      <text:p text:style-name="P56">#24</text:p>
      <text:p text:style-name="P12">عَلِى أَكَبَئِنِ</text:p>
      <text:p text:style-name="P12">تهَكْوَمْبِيَ تَمْكِنِ</text:p>
      <text:p text:style-name="P12"><text:soft-page-break/>يَلِنْڠِيَ كِسِمَنِ</text:p>
      <text:p text:style-name="P12">تهَكْوٖنْدَ كُكُتٗلٖيَ</text:p>
      <text:p text:style-name="P12"/>
      <text:p text:style-name="P56">#25</text:p>
      <text:p text:style-name="P13">هَيَ نٖنَ پٖٹٖ يَكٗ</text:p>
      <text:p text:style-name="P13">مَهَلٖ أُئِوٖسٖپٗ</text:p>
      <text:p text:style-name="P13">كَمَ هَيَ مَتَمْكٗ</text:p>
      <text:p text:style-name="P13">بَبَنْڠُ سِ<text:span text:style-name="T23">تٗ</text:span>مْوَمْبِيَ</text:p>
      <text:p text:style-name="P13"/>
      <text:p text:style-name="P56">#26</text:p>
      <text:p text:style-name="P13">ع<text:span text:style-name="T24">َ</text:span>لِيْ أَكَؤُذِكَ</text:p>
      <text:p text:style-name="P13">فَتُمَ كُكَسِرِكَ</text:p>
      <text:p text:style-name="P13">أَلِئِنُكَ كَتٗكَ</text:p>
      <text:p text:style-name="P13">أَكَنٖنْدَ كْوَ نَبِيَ</text:p>
      <text:p text:style-name="P13"/>
      <text:p text:style-name="P56">#27</text:p>
      <text:p text:style-name="P13">أَكَمُؤُزَ هَشِمَ</text:p>
      <text:p text:style-name="P13"><text:soft-page-break/>أَلِ نَ نِنِ فَتُمَ</text:p>
      <text:p text:style-name="P13">أَلِكهَاٹَ كَلِمَ</text:p>
      <text:p text:style-name="P13">مْٹُمٖ أَكَمْوَمْبِيَ</text:p>
      <text:p text:style-name="P13"/>
      <text:p text:style-name="P56">#28</text:p>
      <text:p text:style-name="P13">أَكَمْوَمْبِيَ شَرِيْفُ</text:p>
      <text:p text:style-name="P13">فَتُمَ مٖنِكَلِفُ</text:p>
      <text:p text:style-name="P13">زِيَپٗ زِسِزٗ خٗوْفُ</text:p>
      <text:p text:style-name="P13">زِنْڠِ نِمٖمْٹِلِيَ</text:p>
      <text:p text:style-name="P13"/>
      <text:p text:style-name="P56">#29</text:p>
      <text:p text:style-name="P13">أَلِكِلِيَ يَا رَسُوْلِ</text:p>
      <text:p text:style-name="P13">نَمِ نِمٖٹٖنْدَ كْوٖلِ</text:p>
      <text:p text:style-name="P13">كُمْوَ<text:span text:style-name="T25">مْ</text:span>بِيَ سِهِمِلِ</text:p>
      <text:p text:style-name="P13"><text:span text:style-name="T25">خٗ</text:span>وْفُ ز<text:span text:style-name="T60">ِ</text:span>مٖنِنْڠِيَ</text:p>
      <text:p text:style-name="P13"/>
      <text:p text:style-name="P56">#30</text:p>
      <text:p text:style-name="P14"><text:soft-page-break/>تٖنَ <text:span text:style-name="T7">إٖنٖنْدَ سَيِدِ</text:span></text:p>
      <text:p text:style-name="P15">أُمُؤٗنْيٖ أَبُرُدِ</text:p>
      <text:p text:style-name="P15">كَئِنُكَ مُحَمَدِ</text:p>
      <text:p text:style-name="P15">هَپٗ كَأَنْدَمَ نْدِيَ</text:p>
      <text:p text:style-name="P16"/>
      <text:p text:style-name="P56">#31</text:p>
      <text:p text:style-name="P18">أَكٖنْدَ أَكَجِلِسِ</text:p>
      <text:p text:style-name="P17">مٗيٗ أُنَ وَسِوَسِ</text:p>
      <text:p text:style-name="P95">كَئِفَنْيَ كَمَ هَئِسِ</text:p>
      <text:p text:style-name="P95">إٖنٖنْدٖيْ كُمْوَنْڠَلِيَ</text:p>
      <text:p text:style-name="P17"/>
      <text:p text:style-name="P56">#32</text:p>
      <text:p text:style-name="P17">كَمُؤُلِزَ هَشِم<text:span text:style-name="T61">َ</text:span></text:p>
      <text:p text:style-name="P17">وَلِ نَ نِنِ فَتُمَ</text:p>
      <text:p text:style-name="P17">حَسَنِ مٖكُيَ هِمَ</text:p>
      <text:p text:style-name="P17">عَل<text:span text:style-name="T61">ِ</text:span>يْ كُمْوَنْدَمِيَ</text:p>
      <text:p text:style-name="P17"/>
      <text:p text:style-name="P56"><text:soft-page-break/>#33</text:p>
      <text:p text:style-name="P17">فَتُمَ هَكُكَسِرِ</text:p>
      <text:p text:style-name="P17">أَكَمْوَمْبِيَ <text:span text:style-name="T61">بَ</text:span>شِيْرِ</text:p>
      <text:p text:style-name="P17">ع<text:span text:style-name="T26">َ</text:span>لِيْ نْدَكٖ هَبَرِ</text:p>
      <text:p text:style-name="P17">يٖؤٗ نِمٖزِسِكِيَ</text:p>
      <text:p text:style-name="P17"/>
      <text:p text:style-name="P56">#34</text:p>
      <text:p text:style-name="P17">أَكَمُؤُزَ أَمِيْنِ</text:p>
      <text:p text:style-name="P19">نِ كَمَ هَبَرِ ڠَنِ</text:p>
      <text:p text:style-name="P19">أُسِمْنْڠٗجٖ نْيُمْبَنِ</text:p>
      <text:p text:style-name="P19">أُكَجَ أُكَمُأَمْكُوَ</text:p>
      <text:p text:style-name="P19"/>
      <text:p text:style-name="P56">#35</text:p>
      <text:p text:style-name="P20">أَكَئِنَمَ فَتُمَ</text:p>
      <text:p text:style-name="P20">كُمْسِتَحِ هَشِمَ</text:p>
      <text:p text:style-name="P20">يَلٗمْتٗكَ كَلِمَ</text:p>
      <text:p text:style-name="P20">بَبَكٖ أَكَمْوَمْبِيَ</text:p>
      <text:p text:style-name="P20"><text:soft-page-break/></text:p>
      <text:p text:style-name="P56">#36</text:p>
      <text:p text:style-name="P20">يَوَتٖ مَنٖنٗ هَيٗ</text:p>
      <text:p text:style-name="P20">أُسِٹٖٹٖ نَ مُمٖئٗ</text:p>
      <text:p text:style-name="P20">أَكَرُدِشَ كِلِيٗ</text:p>
      <text:p text:style-name="P20">فَاطِمَة الزَّهْرِيَّة</text:p>
      <text:p text:style-name="P20"/>
      <text:p text:style-name="P56">#37</text:p>
      <text:p text:style-name="P21">أَكَمْوَمْبِيَ مْوَنَنْڠُ</text:p>
      <text:p text:style-name="P21">أُتَكَپٗ رَضِ يَنْڠُ</text:p>
      <text:p text:style-name="P21">نِ هَيَ مَنٖنٗ يَنْڠُ</text:p>
      <text:p text:style-name="P21"><text:span text:style-name="T26">يُ</text:span>وَ أُكِيَسِكِيَ</text:p>
      <text:p text:style-name="P21"/>
      <text:p text:style-name="P56">#38</text:p>
      <text:p text:style-name="P21">كُتٗكَ كْوَكٖ فَتُمَ</text:p>
      <text:p text:style-name="P21">يَلٖ أَكَيَسُكُمَ</text:p>
      <text:p text:style-name="P21">كِشَ كَڤُٹَ كَلِمَ</text:p>
      <text:p text:style-name="P21"><text:soft-page-break/>بَبَكٖ أَكَمْوَمْبِيَ</text:p>
      <text:p text:style-name="P21"/>
      <text:p text:style-name="P56">#39</text:p>
      <text:p text:style-name="P21">أَكَمْوَمْبِيَ بَبَنْڠُ</text:p>
      <text:p text:style-name="P21">ٹُنَنِ نَ مُمٖ وَنْڠُ</text:p>
      <text:p text:style-name="P21">كَبِسَ مَؤٗڤُ يَنْڠُ</text:p>
      <text:p text:style-name="P21">سِ مْوٖنْيٖ كُ<text:span text:style-name="T27">پٖ</text:span>نْدٖلٖيَ</text:p>
      <text:p text:style-name="P21"/>
      <text:p text:style-name="P56">#40</text:p>
      <text:p text:style-name="P21">نَ مْٹُ أَلٗنِغُرِ</text:p>
      <text:p text:style-name="P21">سَسَ نِمٖفِكِرِ</text:p>
      <text:p text:style-name="P21">هَٹُ<text:span text:style-name="T27">پٖ</text:span>نْدٖلٖئِ خٖيْرِ</text:p>
      <text:p text:style-name="P21">هَوٖزِ كُٹْوَنْڠَلِيَ</text:p>
      <text:p text:style-name="P21"/>
      <text:p text:style-name="P56">#41</text:p>
      <text:p text:style-name="P21">تٖنَ هُضُمُ مٗيٗنِ</text:p>
      <text:p text:style-name="P21">مْٹُيٖ نِ شَيْطَانِ</text:p>
      <text:p text:style-name="P21"><text:soft-page-break/>مْلَنِوَ مَلْعُوْنِ</text:p>
      <text:p text:style-name="P21">نِيَه مْبٗڤُ كُنِٹِيَ</text:p>
      <text:p text:style-name="P21"/>
      <text:p text:style-name="P56">#42</text:p>
      <text:p text:style-name="P22">هَيَ نِمٖيَ<text:span text:style-name="T27">خِ</text:span>تِمُ</text:p>
      <text:p text:style-name="P22">نَ مٖنْڠِنٖ تهَنُظُمُ</text:p>
      <text:p text:style-name="P22">جَمِيْعِ مُيَفَهَمُ</text:p>
      <text:p text:style-name="P22">نِمٖ<text:span text:style-name="T27">پٖ</text:span>نْدَ كُوَمْبِيَ</text:p>
      <text:p text:style-name="P22"/>
      <text:p text:style-name="P56">#43</text:p>
      <text:p text:style-name="P23">فَهَمُنِ وَؤُنْڠْوَنَ</text:p>
      <text:p text:style-name="P23">يٖؤٗ نِوَپٖ مَعَنَ</text:p>
      <text:p text:style-name="P23">پٖٹٖ يَنْڠُ ي<text:span text:style-name="T27">َ</text:span> عَيْنَ</text:p>
      <text:p text:style-name="P23">حُجَ نَلٗئِوَتِيَ</text:p>
      <text:p text:style-name="P23"/>
      <text:p text:style-name="P56">#44</text:p>
      <text:p text:style-name="P23">نَلِئِوَتَ قَصِدِ</text:p>
      <text:p text:style-name="P23"><text:soft-page-break/>سِ مَهَبَ كُنِزِدِ</text:p>
      <text:p text:style-name="P23">مَرَ هُزَءَ <text:span text:style-name="T9">وَلِدِ</text:span></text:p>
      <text:p text:style-name="P24">أَصِلِ إِكَپٗت<text:span text:style-name="T28">ٖ</text:span>يَ</text:p>
      <text:p text:style-name="P24"/>
      <text:p text:style-name="P56">#45</text:p>
      <text:p text:style-name="P25">بَسِ نَلٗيَفِكِرِ</text:p>
      <text:p text:style-name="P26">نْدِيٗ يٗتٖ يَلٗجِرِ</text:p>
      <text:p text:style-name="P26">أَكَزَوَ جَعْفَرِ</text:p>
      <text:p text:style-name="P26">وَ مَوْلَانَا عَلِيَ</text:p>
      <text:p text:style-name="P26"/>
      <text:p text:style-name="P56">#46</text:p>
      <text:p text:style-name="P27">أَكَئِسِنْڠَ كِجَنَ</text:p>
      <text:p text:style-name="P27">نَ بَبَكٖ وَكِفَنَ</text:p>
      <text:p text:style-name="P27">كُلَ أَلٗكِمُؤٗنَ</text:p>
      <text:p text:style-name="P27">صُوْرَ زَلِكِمْوَمْبِيَ</text:p>
      <text:p text:style-name="P27"/>
      <text:p text:style-name="P56">#47</text:p>
      <text:p text:style-name="P27"><text:soft-page-break/>وَٹُ وَلِكِنُكُرِ</text:p>
      <text:p text:style-name="P27">عَلِى هَنَ هَبَرِ</text:p>
      <text:p text:style-name="P27">هَتَ مْمٗيَ كْوَ سِرِ</text:p>
      <text:p text:style-name="P27">أَكَفِكَ كُمْوَمْبِيَ</text:p>
      <text:p text:style-name="P27"/>
      <text:p text:style-name="P56">#48</text:p>
      <text:p text:style-name="P28">أَلِپٗپٖنْدَ مَنَانِ</text:p>
      <text:p text:style-name="P28">كَمُؤٗنَ مُعَيَنِ</text:p>
      <text:p text:style-name="P28">كُنَ كِسِمَ مْوِٹُنِ</text:p>
      <text:p text:style-name="P28">أَكٖنْدَ كُچَنْڠَلِيَ</text:p>
      <text:p text:style-name="P28"/>
      <text:p text:style-name="P56">#49</text:p>
      <text:p text:style-name="P28">نَاءٖ أَكٖنْدَ كْوَ شَكَ</text:p>
      <text:p text:style-name="P28">مَاءِ أَسِپٗيَتَكَ</text:p>
      <text:p text:style-name="P28">نَاءٖ أَلِكِفُنِكَ</text:p>
      <text:p text:style-name="P28">كِوَزِ أَكِچٖنْدٖيَ</text:p>
      <text:p text:style-name="P28"/>
      <text:p text:style-name="P56"><text:soft-page-break/>#50</text:p>
      <text:p text:style-name="P28">هَپٗ ع<text:span text:style-name="T10">َ</text:span>لِى حَيْدَرِ</text:p>
      <text:p text:style-name="P28">كِوَزَ نَ كُفِكِرِ</text:p>
      <text:p text:style-name="P28">وَمٖكُيَ مَكَفِرِ</text:p>
      <text:p text:style-name="P28">يٖؤٗ كُنِفُنُلِيَ</text:p>
      <text:p text:style-name="P28"/>
      <text:p text:style-name="P56">#51</text:p>
      <text:p text:style-name="P28">كِشَ أَكَتَمْكَ</text:p>
      <text:p text:style-name="P28">نَ يٖؤٗ تهَكِفُنِكَ</text:p>
      <text:p text:style-name="P28">سِنَ ب<text:span text:style-name="T62">ُ</text:span>دِ تهَمْشِكَ</text:p>
      <text:p text:style-name="P28">مْٹُيٖ أَمٖزٗوٖيَ</text:p>
      <text:p text:style-name="P28"/>
      <text:p text:style-name="P56">#52</text:p>
      <text:p text:style-name="P29">أَچٗنْدٗكَ هُكُ نْيُمَ</text:p>
      <text:p text:style-name="P29">جَعْفَرِ كَئٖڠٖمَ</text:p>
      <text:p text:style-name="P29">لِلٖ <text:span text:style-name="T29">بَ</text:span>اءٗ كَسُكُمَ</text:p>
      <text:p text:style-name="P29">مْبَلِ أَكَلَتِلِيَ</text:p>
      <text:p text:style-name="P29"><text:soft-page-break/></text:p>
      <text:p text:style-name="P32">#53</text:p>
      <text:p text:style-name="P30">مْبُزِ وَكَنْوَ كْوَ هِمَ</text:p>
      <text:p text:style-name="P30">جَعْفَرِ أُكَلِكٗ نْيُمَ</text:p>
      <text:p text:style-name="P30">كِشَ نَاءٖ كَئٖڠٖمَ</text:p>
      <text:p text:style-name="P30">ع<text:span text:style-name="T10">َ</text:span>لِيْ هُمْوَنْڠَلِيَ</text:p>
      <text:p text:style-name="P31"/>
      <text:p text:style-name="P35">#54</text:p>
      <text:p text:style-name="P35">أَ<text:span text:style-name="T29">چٖ</text:span>ڠٖمَ ك<text:span text:style-name="T29">َ</text:span>رَدِدِ</text:p>
      <text:p text:style-name="P35">ٹُتَ<text:span text:style-name="T29">شِ</text:span>نْدَنَ قَصِدِ</text:p>
      <text:p text:style-name="P35">كْوَندَ يٖؤٗ أَكِرُدِ</text:p>
      <text:p text:style-name="P35">هَلِدِرِكِ أَكِيَ</text:p>
      <text:p text:style-name="P35"/>
      <text:p text:style-name="P35">#55</text:p>
      <text:p text:style-name="P35">چَمْبَ هُفَنْيَ نِ بِرِ</text:p>
      <text:p text:style-name="P35">أَيَپٗ أَتَنِكِرِ</text:p>
      <text:p text:style-name="P35">هِلِ لِپٖٹٖ بَنْدَرِ</text:p>
      <text:p text:style-name="P35"><text:soft-page-break/>نْڠٗٹ<text:span text:style-name="T48">َ</text:span> تهَمْفِنِكِيَ</text:p>
      <text:p text:style-name="P35"/>
      <text:p text:style-name="P35">#56</text:p>
      <text:p text:style-name="P35">مَاءِ كَٹِكَ كُٹٖكَ</text:p>
      <text:p text:style-name="P35">نَ عَلِى أَكَتٗكَ</text:p>
      <text:p text:style-name="P35">مْكٗنٗ أَكَمْ<text:span text:style-name="T29">شِ</text:span>كَ</text:p>
      <text:p text:style-name="P35">جَعْفَرِ كَمْوَمْبِيَ</text:p>
      <text:p text:style-name="P35"/>
      <text:p text:style-name="P35">#57</text:p>
      <text:p text:style-name="P36">وٖوٖ هُنِشِكِيَنِ</text:p>
      <text:p text:style-name="P36">مِمِ سِكُچِ سِنَنِ</text:p>
      <text:p text:style-name="P36">هَتَ أُكِوَ نِ جِنِ</text:p>
      <text:p text:style-name="P36">نَيُوَ كُكُسٗمٖيَ</text:p>
      <text:p text:style-name="P36"/>
      <text:p text:style-name="P36">#58</text:p>
      <text:p text:style-name="P36">هَيَ نِمٖزٗفَسِرِ</text:p>
      <text:p text:style-name="P36">سِكُيَنٖنَ كْوَ سِرِ</text:p>
      <text:p text:style-name="P36"><text:soft-page-break/>أُكِتَكَ أَظْهَرِ</text:p>
      <text:p text:style-name="P36">نَ زَيْدِ تهَكْوَمْبِيَ</text:p>
      <text:p text:style-name="P36"/>
      <text:p text:style-name="P36">#59</text:p>
      <text:p text:style-name="P37">كَمْ<text:span text:style-name="T29">ڤُ</text:span>ٹِيَ كْوَ مْبَلِ</text:p>
      <text:p text:style-name="P37">وَكَوَنَ سَاءَ مْبِلِ</text:p>
      <text:p text:style-name="P37">كِشَ كَ<text:span text:style-name="T30">ڤُ</text:span>ٹَ قَوْلِ</text:p>
      <text:p text:style-name="P37">جَعْفَرِ كَمْوَمْبِيَ</text:p>
      <text:p text:style-name="P37"/>
      <text:p text:style-name="P38">#60</text:p>
      <text:p text:style-name="P38">كَمْوَمْبِيَ مْبَئِنِ</text:p>
      <text:p text:style-name="P38">مْوَنَ آدَمُ نْ نَنِ</text:p>
      <text:p text:style-name="P38">بَبَ هَكٗ دُنِيَنِ</text:p>
      <text:p text:style-name="P38">نْدِپٗ أُكَنِؤٗنٖيَ</text:p>
      <text:p text:style-name="P38"/>
      <text:p text:style-name="P38">#61</text:p>
      <text:p text:style-name="P38">كَمُؤ<text:span text:style-name="T30">ُ</text:span>زَ هُنٖنَنِ</text:p>
      <text:p text:style-name="P38"><text:soft-page-break/>وٖوٖ بَبَكٗ نِ نَنِ</text:p>
      <text:p text:style-name="P38">كَمْبَ نِ پٖٹٖ چَنْدَنِ</text:p>
      <text:p text:style-name="P38">عَلِى كَيَنْڠَلِيَ</text:p>
      <text:p text:style-name="P38"/>
      <text:p text:style-name="P38">#62</text:p>
      <text:p text:style-name="P38">پٖٹٖ كُئِيٗنَ كْوَكٖ</text:p>
      <text:p text:style-name="P38">كِسٗمَ نَ جِنَ لَكٖ</text:p>
      <text:p text:style-name="P38">أَرُدِ أَسِكِتِكٖ</text:p>
      <text:p text:style-name="P38">نَ مَيُتٗ كُمْنْڠِيَ</text:p>
      <text:p text:style-name="P38"/>
      <text:p text:style-name="P38">#63</text:p>
      <text:p text:style-name="P38">كِشَ هَپٗ أَمْوَمْبِئٖ</text:p>
      <text:p text:style-name="P38">سِنْڠَلِكُپِجِئٖ</text:p>
      <text:p text:style-name="P38">إِنَ لَكٗ هُئِٹْوَيٖ</text:p>
      <text:p text:style-name="P38">بَبَكٗ نْدِيٖ عَلِيَ</text:p>
      <text:p text:style-name="P38"/>
      <text:p text:style-name="P38">#64</text:p>
      <text:p text:style-name="P38"><text:soft-page-break/>نِنْڠَلِپٗتٖزَ دَمُ</text:p>
      <text:p text:style-name="P38">كَمَ سِكُكُفَهَمُ</text:p>
      <text:p text:style-name="P38">أَكِشَ كَتَكَلَمُ</text:p>
      <text:p text:style-name="P38">جَعْفَرِ كَمْوَمْبِيَ</text:p>
      <text:p text:style-name="P38"/>
      <text:p text:style-name="P38">#65</text:p>
      <text:p text:style-name="P38">وٖوٖ مْٹُ هُمُؤٗنَ</text:p>
      <text:p text:style-name="P38">هُمُؤُزِ لَكٖ إِنَ</text:p>
      <text:p text:style-name="P38">هُجِؤٗنَ أُجَڠِنَ</text:p>
      <text:p text:style-name="P38">أُلِؤٗنَ تهَك<text:span text:style-name="T63">ِ</text:span>مْبِيَ</text:p>
      <text:p text:style-name="P38"/>
      <text:p text:style-name="P38">#66</text:p>
      <text:p text:style-name="P39">كْوَنْزَ نِپَ پٖٹٖ يَنْڠُ</text:p>
      <text:p text:style-name="P39">إِنُكَ إٖوٖ بَبَنْڠُ</text:p>
      <text:p text:style-name="P39">هُنْڠَلِوٖز<text:span text:style-name="T64">َ</text:span> مَتُنْڠُ</text:p>
      <text:p text:style-name="P39">مْوِلِنِ كُنِٹِيَ</text:p>
      <text:p text:style-name="P39"/>
      <text:p text:style-name="P39"><text:soft-page-break/>#67</text:p>
      <text:p text:style-name="P39">أَكَمْوَمْبِيَ مَمَكٖ</text:p>
      <text:p text:style-name="P39">نَمُيُوَ سُرَ زَكٖ</text:p>
      <text:p text:style-name="P39">نَاءٖ هَپٗ أَتَمْكٖ</text:p>
      <text:p text:style-name="P39">إِنَ لَكٖ أَمْوَمْبِيٖ</text:p>
      <text:p text:style-name="P39"/>
      <text:p text:style-name="P39">#68</text:p>
      <text:p text:style-name="P39">كِمْوَمْبِيَ كَفَسِرِ</text:p>
      <text:p text:style-name="P39">مِمِ هُئِٹْوَ جَعْفَرِ</text:p>
      <text:p text:style-name="P39">وَ عَلِيْ حَيْدَرِ</text:p>
      <text:p text:style-name="P39">نَ مْوَكَ نِ وَ تِسِيَ</text:p>
      <text:p text:style-name="P39"/>
      <text:p text:style-name="P39">#69</text:p>
      <text:p text:style-name="P39">وَتٗوٖ مْبُزِ مْوِٹُنِ</text:p>
      <text:p text:style-name="P39">نَ أُوَپٖكٖ <text:span text:style-name="T65">نْ</text:span>دِيَنِ</text:p>
      <text:p text:style-name="P39">ٹْوٖنٖنْدٖ <text:span text:style-name="T11">زٖٹُ مُئِنِ</text:span></text:p>
      <text:p text:style-name="P40">جَعْفَرِ كَمْوَمْبِيَ</text:p>
      <text:p text:style-name="P40"><text:soft-page-break/></text:p>
      <text:p text:style-name="P40">#70</text:p>
      <text:p text:style-name="P40">كَمْ<text:span text:style-name="T30">وَ</text:span>مْبِيَ نٖنْدَ زَنْڠُ</text:p>
      <text:p text:style-name="P40">نِنَ نَ مْوَلِمُ وَنْڠُ</text:p>
      <text:p text:style-name="P40">نِمُوَڠٖ نَ مَمَنْڠُ</text:p>
      <text:p text:style-name="P40">كِشَ كٖشٗ نِتَكُيَ</text:p>
      <text:p text:style-name="P40"/>
      <text:p text:style-name="P40">#71</text:p>
      <text:p text:style-name="P40">كٖشٗ كُكِپَمْبَؤُكَ</text:p>
      <text:p text:style-name="P40">نَ مَپِمَ <text:span text:style-name="T66">تَ</text:span>ئِنُكَ</text:p>
      <text:p text:style-name="P40">سَاءَ مٗيَ إِكِفِكَ</text:p>
      <text:p text:style-name="P40">بَبَ <text:span text:style-name="T67">تَ</text:span>كُوَصِلِيَ</text:p>
      <text:p text:style-name="P40"/>
      <text:p text:style-name="P40">#72</text:p>
      <text:p text:style-name="P40">أَكَمْطِبُ قَوْلِ</text:p>
      <text:p text:style-name="P40">أُيَپٗ نْدِيَ يَ مْبَلِ</text:p>
      <text:p text:style-name="P40">يَ مَكَه نِ يَ كُ<text:span text:style-name="T30">ڤُ</text:span>لِ</text:p>
      <text:p text:style-name="P40"><text:soft-page-break/>أُسِتَكٖ كُپٗتٖيَ</text:p>
      <text:p text:style-name="P40"/>
      <text:p text:style-name="P40">#73</text:p>
      <text:p text:style-name="P40">ك<text:span text:style-name="T30">َ</text:span>مْرُدِشِيَ تَمْكٗ</text:p>
      <text:p text:style-name="P40"><text:span text:style-name="T30">بَ</text:span>سِ هَيَ نٖنْدَ زَكٗ</text:p>
      <text:p text:style-name="P40">مْوَلِمُ نَ مَمَكٗ</text:p>
      <text:p text:style-name="P40">نَ نْدُزٗ نِسَلِمِيَ</text:p>
      <text:p text:style-name="P40"/>
      <text:p text:style-name="P40">#74</text:p>
      <text:p text:style-name="P40">نَاءٖ مْوَنَ وَ نَسَبَ</text:p>
      <text:p text:style-name="P40">كَمْوَمْبِيَ مَرْحَبَا</text:p>
      <text:p text:style-name="P40">نَمِ <text:span text:style-name="T69">هُ</text:span>كٗ أَقْرَبَ</text:p>
      <text:p text:style-name="P40">أُ<text:span text:style-name="T68">چٖ</text:span>نْدَ نِسَلِمِيَ</text:p>
      <text:p text:style-name="P40"/>
      <text:p text:style-name="P40">#75</text:p>
      <text:p text:style-name="P41">سَلَامُ أَبُوْ بَكَرِ</text:p>
      <text:p text:style-name="P41">أَزْوَاجِ نَ ذُرِيَ</text:p>
      <text:p text:style-name="P41"><text:soft-page-break/>سُزَاءٗ نَ إِظْهَارِ</text:p>
      <text:p text:style-name="P41">هَؤٗ نَوَفَهَمِيَ</text:p>
      <text:p text:style-name="P41"/>
      <text:p text:style-name="P41">#76</text:p>
      <text:p text:style-name="P42"><text:span text:style-name="T30">بَ</text:span>سِ هَپٗ جَعْفَرِ</text:p>
      <text:p text:style-name="P42">أَكَمْوَمْبِيَ كْوَ هٖرِ</text:p>
      <text:p text:style-name="P42">نَ عَلِى حَيْدَرِ</text:p>
      <text:p text:style-name="P42">مْنْڠُ أَكَمُؤٗمْبٖيَ</text:p>
      <text:p text:style-name="P42"/>
      <text:p text:style-name="P42">#77</text:p>
      <text:p text:style-name="P42">مُئِنِ كُنْڠِيَ كْوَكٖ</text:p>
      <text:p text:style-name="P42">كٖنْدَ كْوَ مْوَلِمُ وَكٖ</text:p>
      <text:p text:style-name="P42">كَمْپَ هَبَرِ زَكٖ</text:p>
      <text:p text:style-name="P42">كْوَءٗ هَيَسِكِلِيَ</text:p>
      <text:p text:style-name="P42"/>
      <text:p text:style-name="P43">#78</text:p>
      <text:p text:style-name="P43">أَكِشَ كُيَنُظُم<text:span text:style-name="T30">ُ</text:span></text:p>
      <text:p text:style-name="P43"><text:soft-page-break/>أَكَلِيَ مُعَلِمُ</text:p>
      <text:p text:style-name="P43">كَمبَ وَنِٹِيَ هَمُ</text:p>
      <text:p text:style-name="P43">هَ<text:span text:style-name="T30">يٗ</text:span> أُمٖزٗنَمْبِيَ</text:p>
      <text:p text:style-name="P43"/>
      <text:p text:style-name="P43">#79</text:p>
      <text:p text:style-name="P43">وَنِٹِيَ سِكِتِكٗ</text:p>
      <text:p text:style-name="P43">نَ وِنْڠِ وَ مَؤُذِكٗ</text:p>
      <text:p text:style-name="P43">وَلَ نَ هُكٗ وٖنْدَكٗ</text:p>
      <text:p text:style-name="P43">سِوٖزِ كُكُزِوِيَ</text:p>
      <text:p text:style-name="P43"/>
      <text:p text:style-name="P43">#80</text:p>
      <text:p text:style-name="P43"><text:span text:style-name="T12">سِ</text:span> رَحِمُ كُئٖنْدَنِ</text:p>
      <text:p text:style-name="P43">نَ هُكٗ أُ حَلِ ڠَنِ</text:p>
      <text:p text:style-name="P43">نَاءٖ بَبَكٗ زِٹَنِ</text:p>
      <text:p text:style-name="P43">نْدِيٖ وَ كُٹَنْڠُلِيَ</text:p>
      <text:p text:style-name="P43"/>
      <text:p text:style-name="P43">#81</text:p>
      <text:p text:style-name="P43"><text:soft-page-break/>نَ كُكِكِنْدَ سِتَكِ</text:p>
      <text:p text:style-name="P43">كْوَنِ نَيُوَ نِ هَكِ</text:p>
      <text:p text:style-name="P43">نِ رَضِ أَل<text:span text:style-name="T30">ْ</text:span>فُ لَكِ</text:p>
      <text:p text:style-name="P43">نَ زَيْدِ كِكْوٖٹٖيَ</text:p>
      <text:p text:style-name="P43"/>
      <text:p text:style-name="P43">#82</text:p>
      <text:p text:style-name="P43">أَكَمْوَمْبِيَ مْوَلِمُ</text:p>
      <text:p text:style-name="P43">مَمَكٗ أَيَفَهَمُ</text:p>
      <text:p text:style-name="P43">كَمْجِبِشَ كَلِمُ</text:p>
      <text:p text:style-name="P43">كْوَكٖ سِيَسِكِلِيَ</text:p>
      <text:p text:style-name="P43"/>
      <text:p text:style-name="P43">#83</text:p>
      <text:p text:style-name="P43">كَ<text:span text:style-name="T31">مْ</text:span>وَمْبِيَ إٖنْدَ زَكٗ</text:p>
      <text:p text:style-name="P43">أُكَمُؤُلِز<text:span text:style-name="T31">ٖ</text:span> مَمَكٗ</text:p>
      <text:p text:style-name="P43">أُسِكِزٖ مَتَمْكٗ</text:p>
      <text:p text:style-name="P43">نَاءٖ تَكَلٗكْوَمْبِيَ</text:p>
      <text:p text:style-name="P43"/>
      <text:p text:style-name="P43"><text:soft-page-break/>#84</text:p>
      <text:p text:style-name="P44">َكِشَ هِيٗ كَلِمَ</text:p>
      <text:p text:style-name="P44">هَپٗ نْدِيَ كَيَنْدَمَ</text:p>
      <text:p text:style-name="P44">مٗيٗ أُنَ هَلِمَمَ</text:p>
      <text:p text:style-name="P44">كْوَ مَمَكٖ أَكِنْڠِيَ</text:p>
      <text:p text:style-name="P44"/>
      <text:p text:style-name="P44">#85</text:p>
      <text:p text:style-name="P44">كِنْڠِيَ كَوٖكَ كِبُ</text:p>
      <text:p text:style-name="P44">ك<text:span text:style-name="T31">ْ</text:span>وَ أُپٗل<text:span text:style-name="T31">ٖ</text:span> نَ تَرَتِبُ</text:p>
      <text:p text:style-name="P44">مَمَكٖ كَتَعَجَبُ</text:p>
      <text:p text:style-name="P44">جَعْفَرِ أَكَمْوَمْبِيَ</text:p>
      <text:p text:style-name="P44"/>
      <text:p text:style-name="P44">#86</text:p>
      <text:p text:style-name="P44">كَمْبَ سِوٖ جَعْفَرِ</text:p>
      <text:p text:style-name="P44">وَٹُؤٗنٖشَ جَوْرِ</text:p>
      <text:p text:style-name="P44">هُنْڠِيَ كَمَ كْوَ سِرِ</text:p>
      <text:p text:style-name="P44">مْٹُ أَمٖزٗكِمْبِيَ</text:p>
      <text:p text:style-name="P44"><text:soft-page-break/></text:p>
      <text:p text:style-name="P44">#87</text:p>
      <text:p text:style-name="P44">نَاصِرِ نِ نْدُڠُ يَكٖ</text:p>
      <text:p text:style-name="P44">پَپٗ هَپٗ أَتَمْكٖ</text:p>
      <text:p text:style-name="P44">عَيْنِ يَ مَ<text:span text:style-name="T31">تٗ</text:span> يَكٖ</text:p>
      <text:p text:style-name="P44">هَتَكِ كُٹْوَنْڠَلِيَ</text:p>
      <text:p text:style-name="P44"/>
      <text:p text:style-name="P44">#88</text:p>
      <text:p text:style-name="P44">إٖوٖ م<text:span text:style-name="T31">َمَ</text:span> سِؤُذِكٖ</text:p>
      <text:p text:style-name="P44">تَكْوَمْبِيَ حُجَ يَكٖ</text:p>
      <text:p text:style-name="P44">يٖؤٗ أُنَ مْبُزِ وَكٖ</text:p>
      <text:p text:style-name="P44">وَوِلِ وَمٖپٗتٖيَ</text:p>
      <text:p text:style-name="P44"/>
      <text:p text:style-name="P44">#89</text:p>
      <text:p text:style-name="P44">وَمٖتٗكَ صَفُنِ</text:p>
      <text:p text:style-name="P44">مٖوَتَنْڠَ هَوَؤٗنِ</text:p>
      <text:p text:style-name="P44">كِشَ أَتٗكَ مْوِٹُنِ</text:p>
      <text:p text:style-name="P44"><text:soft-page-break/>يُوَ نِ كَلِ لَ نْدِيَ</text:p>
      <text:p text:style-name="P44"/>
      <text:p text:style-name="P45">#90</text:p>
      <text:p text:style-name="P45">كَئِنُكَ جَعْفَرِ</text:p>
      <text:p text:style-name="P45">أَكَمْپِجَ نَاصِرِ</text:p>
      <text:p text:style-name="P45">زِتَكُتٗك<text:span text:style-name="T31">َ</text:span> جٖؤُرِ</text:p>
      <text:p text:style-name="P45">يٖؤٗ نِكِكْوَنْڠَلِيَ</text:p>
      <text:p text:style-name="P45"/>
      <text:p text:style-name="P45">#91</text:p>
      <text:p text:style-name="P45">هَپٗ مَمَ أَسِكِرِ</text:p>
      <text:p text:style-name="P45">كَمْشِكَ جَعْفَرِ</text:p>
      <text:p text:style-name="P45">إِوَپٗ نِ مِيْ نَاصِرِ</text:p>
      <text:p text:style-name="P45">هَپٗ سِنْڠٖلِكِمْبِيَ</text:p>
      <text:p text:style-name="P45"/>
      <text:p text:style-name="P45">#92</text:p>
      <text:p text:style-name="P45">نَاصِرِ نِ نْدُڠُ يَكٗ</text:p>
      <text:p text:style-name="P45">مْوَنَنْڠُ مْٹٗٹٗ وَكٗ</text:p>
      <text:p text:style-name="P45"><text:soft-page-break/>كِشَ نِ عَوْنِ <text:span text:style-name="T31">يَ</text:span>كٗ</text:p>
      <text:p text:style-name="P45">وَتَ كُمْٹَنْڠُلِيَ</text:p>
      <text:p text:style-name="P45"/>
      <text:p text:style-name="P45">#93</text:p>
      <text:p text:style-name="P45">أَلِئِنَمِيَ تِنِ</text:p>
      <text:p text:style-name="P45">أَكِؤُلِزْوَ هَنٖنِ</text:p>
      <text:p text:style-name="P45">يَمٖكُپَٹَ مْوٖنْدَنِ</text:p>
      <text:p text:style-name="P45">هَيَ نِمٖزٗكْوَمْبِيَ</text:p>
      <text:p text:style-name="P45"/>
      <text:p text:style-name="P45">#94</text:p>
      <text:p text:style-name="P45">هَپٗ مَمَكٖ أَجِبُ</text:p>
      <text:p text:style-name="P45">نَاصِرِ هُت<text:span text:style-name="T31">َ</text:span>أَدَبُ</text:p>
      <text:p text:style-name="P45">كِوَ وٖوٖ نِ هَرَبُ</text:p>
      <text:p text:style-name="P45">نَمِ نَيُوَ طَبِيَ</text:p>
      <text:p text:style-name="P45"/>
      <text:p text:style-name="P45">#95</text:p>
      <text:p text:style-name="P45">نَتَكَ زَكٗ هَبَرِ</text:p>
      <text:p text:style-name="P45"><text:soft-page-break/>هَيَ نِپَ جَعْفَرِ</text:p>
      <text:p text:style-name="P45">أُسٗ أُسِمٖمٖ هَرِ</text:p>
      <text:p text:style-name="P45">صُوْرَ زِمٖكُپٗتٖيَ</text:p>
      <text:p text:style-name="P45"/>
      <text:p text:style-name="P46">#96</text:p>
      <text:p text:style-name="P46">جَعْفَرِ أَكَبَئِنِ</text:p>
      <text:p text:style-name="P46">وَتَكَ هَبَرِ ڠَنِ</text:p>
      <text:p text:style-name="P46">نِكْوَمْبِي<text:span text:style-name="T32">ٖ</text:span> لُغ<text:span text:style-name="T32">َ</text:span> ڠَنِ</text:p>
      <text:p text:style-name="P46">كْوَكٗ إِوٖ ن<text:span text:style-name="T32">ِ</text:span> پِيَ</text:p>
      <text:p text:style-name="P46"/>
      <text:p text:style-name="P46">#97</text:p>
      <text:p text:style-name="P46">كِكْوَمْبِيَ كِعَرَبُ</text:p>
      <text:p text:style-name="P46">نَيُوَ أُتَنِجِبُ</text:p>
      <text:p text:style-name="P46">تٖنَ نَؤٗنَ عَجَبُ</text:p>
      <text:p text:style-name="P46">مِمِ مْوٖنْيٖوٖ كُكْوَمْبِيَ</text:p>
      <text:p text:style-name="P46"/>
      <text:p text:style-name="P46">#98</text:p>
      <text:p text:style-name="P46"><text:soft-page-break/>كِكُؤُلِزَ أَلِكٗ</text:p>
      <text:p text:style-name="P46">بَبَ هُنَمْبِيَ هَكٗ</text:p>
      <text:p text:style-name="P46"><text:span text:style-name="T32">تَ</text:span>نْڠُ نِنَ مِمْبَ يَكٗ</text:p>
      <text:p text:style-name="P46">أَلِفَرِكِ دُنِيَ</text:p>
      <text:p text:style-name="P46"/>
      <text:p text:style-name="P46">#99</text:p>
      <text:p text:style-name="P46">كِكْوَمْبِيَ يُمُئِنِ</text:p>
      <text:p text:style-name="P46">أُتَڠٖؤُزَ مَنْڠِنٖ</text:p>
      <text:p text:style-name="P46">أُتَنَمْبِيَ وَفٖنٖ</text:p>
      <text:p text:style-name="P46">خٖيْرِ كُئِنْيَمَزِيَ</text:p>
      <text:p text:style-name="P46"/>
      <text:p text:style-name="P46">#100</text:p>
      <text:p text:style-name="P46">وٖوٖ هُيَوَ فَرِسِ</text:p>
      <text:p text:style-name="P46">وَلَ مَكَه هُكُئِسِ</text:p>
      <text:p text:style-name="P46">وٖنْدٖلٖپِ مَجْلِسِ</text:p>
      <text:p text:style-name="P46">أُكَمُؤٗنَ عَلِيَ</text:p>
      <text:p text:style-name="P46"/>
      <text:p text:style-name="P46"><text:soft-page-break/>#101</text:p>
      <text:p text:style-name="P46">جَعْفَرِ كَبَئِنِ</text:p>
      <text:p text:style-name="P46">ٹُمٖؤٗنَنَ مْوِٹُنِ</text:p>
      <text:p text:style-name="P46">صِفَ زَكٖ مُعَيَنِ</text:p>
      <text:p text:style-name="P46">أُكِتَكَ <text:span text:style-name="T70">تَ</text:span>كْوَمْبِيَ</text:p>
      <text:p text:style-name="P46"/>
      <text:p text:style-name="P46">#102</text:p>
      <text:p text:style-name="P46">نِسِكِزَ نِرَدِدِ</text:p>
      <text:p text:style-name="P46">كِوَ سِيٗ أُنِرُدِ</text:p>
      <text:p text:style-name="P46">كِمٗ چَكٖ هَكِزِدِ</text:p>
      <text:p text:style-name="P46">كَمَ چَنْڠُ أَنْڠَلِيَ</text:p>
      <text:p text:style-name="P46"/>
      <text:p text:style-name="P46">#103</text:p>
      <text:p text:style-name="P46">نَ لَ پِلِ نِبَئِنِ</text:p>
      <text:p text:style-name="P46">نْيٖيْ زَكٖ زَ كِتْوَنِ</text:p>
      <text:p text:style-name="P46"><text:span text:style-name="T32">هَ</text:span>كُمٖيَ أُپَآنِ</text:p>
      <text:p text:style-name="P46">نَ كَمَ سِيٗ نَمْبِيَ</text:p>
      <text:p text:style-name="P46"><text:soft-page-break/></text:p>
      <text:p text:style-name="P46">#104</text:p>
      <text:p text:style-name="P46">نَ يَ ٹَاٹُ أُفَهَمُ</text:p>
      <text:p text:style-name="P46">أُنَ ٹُنْدُ يَ كُزِمُ</text:p>
      <text:p text:style-name="P46">صِفَ زَكٖ زٖمٖ<text:span text:style-name="T33">تِ</text:span>مُ</text:p>
      <text:p text:style-name="P46">ن<text:span text:style-name="T33">ِ</text:span> هِزٗ نِمٖكْوَمْبِيَ</text:p>
      <text:p text:style-name="P46"/>
      <text:p text:style-name="P46">#105</text:p>
      <text:p text:style-name="P46">نِ <text:span text:style-name="T33">رَ</text:span>عُوفُ وَ مَنٖنٗ</text:p>
      <text:p text:style-name="P46">كِشَ نِ جَڠِنَ مْنٗ</text:p>
      <text:p text:style-name="P46">نَ أُكِتَكَ مْفَنٗ</text:p>
      <text:p text:style-name="P46">هُنُ نِمٖكُپِجِ<text:span text:style-name="T71">يَ</text:span></text:p>
      <text:p text:style-name="P46"/>
      <text:p text:style-name="P47">#106</text:p>
      <text:p text:style-name="P47">هَيٗ أُنَمْبِزِيٖؤٗ</text:p>
      <text:p text:style-name="P47">نِ كْوٖلِ نْدِيٗ يَلِيٗ</text:p>
      <text:p text:style-name="P47">نِپَ جِنْسِ يَوٖءٖؤٗ</text:p>
      <text:p text:style-name="P47"><text:soft-page-break/>هَتَ كُمْفَهَمِيَ</text:p>
      <text:p text:style-name="P47"/>
      <text:p text:style-name="P47">#107</text:p>
      <text:p text:style-name="P47">تَكُپَ ٹَنْڠُ أَوَلِ</text:p>
      <text:p text:style-name="P47">هِكِ چَكَ نِ ثَقِلِ</text:p>
      <text:p text:style-name="P47">كِتَنْڠَ مَاءِ نِ غَالِ</text:p>
      <text:p text:style-name="P47">نِكَتَكَسَ نَ نْدِيَ</text:p>
      <text:p text:style-name="P47"/>
      <text:p text:style-name="P48">#108</text:p>
      <text:p text:style-name="P48">صَدِقِ يَنْڠُ قَوْلِ</text:p>
      <text:p text:style-name="P48">نِمٖتَنْڠَ بَرَ هِلِ</text:p>
      <text:p text:style-name="P48">مَاء<text:span text:style-name="T33">ِ</text:span> هَپَنَ مَهَلِ</text:p>
      <text:p text:style-name="P48">نِ خٖيْرِ كَئِرُدِيَ</text:p>
      <text:p text:style-name="P48"/>
      <text:p text:style-name="P48">#109</text:p>
      <text:p text:style-name="P48">هٖنْدَ هِوَزَ مٗيٗنِ</text:p>
      <text:p text:style-name="P48">نٖنٖنْدٖ جَنِبُ ڠَنِ</text:p>
      <text:p text:style-name="P48"><text:soft-page-break/>كُؤٗنَ وَٹُ وٖنْڠِنٖ</text:p>
      <text:p text:style-name="P48">وَٹَٹُ وٖنْدٖمٖ نْدِيَ</text:p>
      <text:p text:style-name="P48"/>
      <text:p text:style-name="P48">#110</text:p>
      <text:p text:style-name="P48">كَوَءٗنَ وَكٗ مْبَلِ</text:p>
      <text:p text:style-name="P48">ك<text:span text:style-name="T33">َ</text:span>نٖنَ <text:span text:style-name="T33">تَ</text:span>ئِمُهُلِ</text:p>
      <text:p text:style-name="P48">مَرَ نِكِوَصِلِ</text:p>
      <text:p text:style-name="P48">مَاء<text:span text:style-name="T33">ِ</text:span> وَ<text:span text:style-name="T33">تَ</text:span>ن<text:span text:style-name="T72">َ</text:span>مْبِيَ</text:p>
      <text:p text:style-name="P48"/>
      <text:p text:style-name="P48">#111</text:p>
      <text:p text:style-name="P48">پَنَ كِڤُلِ كِنْيٖسَ</text:p>
      <text:p text:style-name="P48">هَتَ نَاءٗ وَكَپِٹَ</text:p>
      <text:p text:style-name="P48">نِوَوٖنٖ وَكِنُسَ</text:p>
      <text:p text:style-name="P48">سَلَامُ كَوَپِسِيَ</text:p>
      <text:p text:style-name="P48"/>
      <text:p text:style-name="P48">#112 </text:p>
      <text:p text:style-name="P48">كَمْبَ مْوٖنْدَپِ مَتِتِ</text:p>
      <text:p text:style-name="P48"><text:soft-page-break/><text:span text:style-name="T33">هِ</text:span>كِ نِ كِپُنْڠُ كَٹِ</text:p>
      <text:p text:style-name="P48">هٖلَ نْدٗنِ مُكٖيْتِ</text:p>
      <text:p text:style-name="P48">لِپَٹٖ كُپِنْدُكِيَ</text:p>
      <text:p text:style-name="P48"/>
      <text:p text:style-name="P48">#113</text:p>
      <text:p text:style-name="P48">نَ هِلِ يُوَ سِ زُرِ</text:p>
      <text:p text:style-name="P48">كُلَنْدَمَ نِ خَطَرِ</text:p>
      <text:p text:style-name="P48">وَلَ زٖؤٗ سِ أَخِرِ</text:p>
      <text:p text:style-name="P48">كَمَ مُتَلِمَٹِيَ</text:p>
      <text:p text:style-name="P48"/>
      <text:p text:style-name="P48">#114</text:p>
      <text:p text:style-name="P48">وَكِسِكِيَ كَلِمَ</text:p>
      <text:p text:style-name="P48">وَكِزُنْڠُكِيَ نْيُمَ</text:p>
      <text:p text:style-name="P48">وَوِلِ وَكَسِمَمَ</text:p>
      <text:p text:style-name="P49">مْمٗيَ كَنِ<text:span text:style-name="T73">ئِ</text:span>لِيَ</text:p>
      <text:p text:style-name="P49"/>
      <text:p text:style-name="P49">#115</text:p>
      <text:p text:style-name="P49"><text:soft-page-break/>أَكِجَ أَكَبَئِنِ</text:p>
      <text:p text:style-name="P49">كَنِؤُزَ نْدِوٖ نَنِ</text:p>
      <text:p text:style-name="P49">أَوْ وَٹُتَكِيَنِ</text:p>
      <text:p text:style-name="P49">خَطَرِ كُٹُفِكِيَ</text:p>
      <text:p text:style-name="P49"/>
      <text:p text:style-name="P49">#116</text:p>
      <text:p text:style-name="P49">سِسِ هَٹُشِك<text:span text:style-name="T73">ِ</text:span> يَكٗ</text:p>
      <text:p text:style-name="P49">وَلَ سِ نْدُڠُ زَكٗ</text:p>
      <text:p text:style-name="P49">أُئٖٹَيٗ مَتَمْكٗ</text:p>
      <text:p text:style-name="P49">يَپٖسٖنِ كُٹْوَمْبِيَ</text:p>
      <text:p text:style-name="P49"/>
      <text:p text:style-name="P49">#117</text:p>
      <text:p text:style-name="P49">وٖوٖ نِ مْوَنَ آدَمُ</text:p>
      <text:p text:style-name="P49">نِ مْپٗتٖزَ قَوْمُ</text:p>
      <text:p text:style-name="P49">ٹْوَمْبِيٖ ٹُك<text:span text:style-name="T33">ُ</text:span>فَهَمُ</text:p>
      <text:p text:style-name="P49">كْوَنْدَ ٹُي<text:span text:style-name="T33">ُ</text:span>وٖ طَبِيَ</text:p>
      <text:p text:style-name="P49"/>
      <text:p text:style-name="P49"><text:soft-page-break/>#118</text:p>
      <text:p text:style-name="P49">كَوَجِبِشَ قَوْلِ</text:p>
      <text:p text:style-name="P49">نِ دِيْنِ يَكٖ رَسُوْلِ</text:p>
      <text:p text:style-name="P49">كِوَ وٖوٖ نِ جَ<text:span text:style-name="T33">هِ</text:span>لِ</text:p>
      <text:p text:style-name="P49">مْبٖلٖ زَنْڠُ نٗنْدٗكٖيَ</text:p>
      <text:p text:style-name="P49"/>
      <text:p text:style-name="P49">#119</text:p>
      <text:p text:style-name="P49">ك<text:span text:style-name="T33">َ</text:span>سِكِيَ هُفَسِرِ</text:p>
      <text:p text:style-name="P49">هُمْوِٹَ أَبُوْ بَكَرِ</text:p>
      <text:p text:style-name="P49">نْدٗوْ وٖوٖ نَ زُبَيْرِ</text:p>
      <text:p text:style-name="P49">وٗتٖ وَوِلِ وَكَيَ</text:p>
      <text:p text:style-name="P49"/>
      <text:p text:style-name="P49">#120</text:p>
      <text:p text:style-name="P49">وَكَيَ وَكَسِمَمَ</text:p>
      <text:p text:style-name="P49">أُسٗ وَك<text:span text:style-name="T74">َ</text:span>نِٹِزَمَ</text:p>
      <text:p text:style-name="P49">كَمْبَ مُكِمْفَهَمَ</text:p>
      <text:p text:style-name="P49">وَجْهِ وَكٖ نَبِيَ</text:p>
      <text:p text:style-name="P49"><text:soft-page-break/></text:p>
      <text:p text:style-name="P49">#121</text:p>
      <text:p text:style-name="P49">هُسِكِيَ هُنِجِبُ</text:p>
      <text:p text:style-name="P49">عَلِي بِنْ طَالِبُ</text:p>
      <text:p text:style-name="P49">مَمَ وَمٖتَعَجَبُ</text:p>
      <text:p text:style-name="P49">كْوَ وٗتٖ هُنَنْڠَلِيَ</text:p>
      <text:p text:style-name="P49"/>
      <text:p text:style-name="P49">#122</text:p>
      <text:p text:style-name="P49">هٗىٗ نِ أَبُوْ بَكَرِ</text:p>
      <text:p text:style-name="P49">نَ هٗيٗ هُئِٹْوَ زُبٖئْرِ</text:p>
      <text:p text:style-name="P49">نَوٖ لَكٗ هُفَسِرِ</text:p>
      <text:p text:style-name="P49">أِنَ ٹُكَلِسِكِيَ</text:p>
      <text:p text:style-name="P49"/>
      <text:p text:style-name="P49">#123</text:p>
      <text:p text:style-name="P49">أَكَتَمْكَ مْبُجِ</text:p>
      <text:p text:style-name="P49">مِمِ هُئِٹْوَ أَزْوَجِ</text:p>
      <text:p text:style-name="P49">نَمِ سَسَ ن<text:span text:style-name="T33">َ</text:span>تَرَجِ</text:p>
      <text:p text:style-name="P49"><text:soft-page-break/>نَ إِنَ لَك<text:span text:style-name="T33">ٗ</text:span> نَمْبِيَ</text:p>
      <text:p text:style-name="P49"/>
      <text:p text:style-name="P49">#124</text:p>
      <text:p text:style-name="P49">كَوَمْبِيَ نِمٖكِرِ</text:p>
      <text:p text:style-name="P49">نَمِ إِنَ كُفَسِرِ</text:p>
      <text:p text:style-name="P49">مِمِ نْدِيٖ جَعْفَرِ</text:p>
      <text:p text:style-name="P49">وَ مَوْلَانَا عَلِيَ<text:span text:style-name="T74">ّ</text:span></text:p>
      <text:p text:style-name="P49"/>
      <text:p text:style-name="P49">#125</text:p>
      <text:p text:style-name="P49">وَنِؤُزٖ تَرَتِبُ</text:p>
      <text:p text:style-name="P49">وٖنْدَءٗ وَپِ غَرِيْبُ</text:p>
      <text:p text:style-name="P49">هَپٗ مَمَ كَوَجِبُ</text:p>
      <text:p text:style-name="P49">نِتَكَلٗ كَوَمْبِيَ</text:p>
      <text:p text:style-name="P49"/>
      <text:p text:style-name="P50">#126</text:p>
      <text:p text:style-name="P50">نِمٖتَنْڠَ مَاء<text:span text:style-name="T34">ِ</text:span> بَرَنِ</text:p>
      <text:p text:style-name="P50">نِمٖچٗكَ سِيَؤٗنِ</text:p>
      <text:p text:style-name="P50"><text:soft-page-break/>مْبُزِ وَمٖلِشَ يَنِ</text:p>
      <text:p text:style-name="P50">سَسَ كُيُتَ هَلِيَ</text:p>
      <text:p text:style-name="P50"/>
      <text:p text:style-name="P50">#127</text:p>
      <text:p text:style-name="P50">هُكٗ مْمٖزٗپِٹَ</text:p>
      <text:p text:style-name="P51">مَاءِ هَمْكُيَكُٹَ</text:p>
      <text:p text:style-name="P51">مْبُزِ وَنْڠُ وَنَ نْيٗٹَ</text:p>
      <text:p text:style-name="P51">چَمْبَ مْوَيُوَ نَمْبِيَ</text:p>
      <text:p text:style-name="P51"/>
      <text:p text:style-name="P51">#128</text:p>
      <text:p text:style-name="P51">وَكَنِجِبُ قَوْلِ</text:p>
      <text:p text:style-name="P51">كٔوَمْبَ كِسِمَ سِ مْبَلِ</text:p>
      <text:p text:style-name="P51">لَكِنِ كِنَ ثَقِلِ</text:p>
      <text:p text:style-name="P51">هِيٗ نْدٗوْ كُئِٹِيَ</text:p>
      <text:p text:style-name="P51"/>
      <text:p text:style-name="P51">#129</text:p>
      <text:p text:style-name="P51">هَيٗ مَاءِ نِ مَتَمُ</text:p>
      <text:p text:style-name="P51"><text:soft-page-break/>مْفَنٗ وَ زَمْزَمُ</text:p>
      <text:p text:style-name="P51">لَكِنِ سِسِ فَهَمُ</text:p>
      <text:p text:style-name="P51">كُكُؤٗنْيَ هُچٖلٖيَ</text:p>
      <text:p text:style-name="P51"/>
      <text:p text:style-name="P51">#130</text:p>
      <text:p text:style-name="P51">أُوَپٗ أُمٖخِتَرِ</text:p>
      <text:p text:style-name="P51">كُكُپٖكَ ٹُتَيَرِ</text:p>
      <text:p text:style-name="P51">وَلَ أُسِٹُفَسِرِ</text:p>
      <text:p text:style-name="P51">نِ سِسِ ٹ<text:span text:style-name="T48">ٗ</text:span>لٗكْوَمْبِيَ</text:p>
      <text:p text:style-name="P51"/>
      <text:p text:style-name="P51">#131</text:p>
      <text:p text:style-name="P51">وَكَنِؤٗنْيَ أُسِٹَ</text:p>
      <text:p text:style-name="P51">هَپٗ نْدِي<text:span text:style-name="T34">َ</text:span> كَفُوَٹَ</text:p>
      <text:p text:style-name="P51">كْوَ مْوِٹُنِ وَكَپِٹَ</text:p>
      <text:p text:style-name="P51">مْبِيٗ وَكَنِتٗلٖيَ</text:p>
      <text:p text:style-name="P51"/>
      <text:p text:style-name="P51">#132</text:p>
      <text:p text:style-name="P51"><text:soft-page-break/>هَتَ كِدُسَ كِسِمَ</text:p>
      <text:p text:style-name="P51">لِپٗ بَاءٗ كَسُكُمَ</text:p>
      <text:p text:style-name="P51">كْوَ كِوَڤُ كُٹِزَمَ</text:p>
      <text:p text:style-name="P51">وَءٗ هُنِ<text:span text:style-name="T34">ئَ</text:span>نْڠَلِيَ</text:p>
      <text:p text:style-name="P51"/>
      <text:p text:style-name="P51">#133</text:p>
      <text:p text:style-name="P51">جَعْفَرِ أَتَمْكٖ</text:p>
      <text:p text:style-name="P51">بُوْ بَكَرِ سِشُٹُكٖ</text:p>
      <text:p text:style-name="P51">كِسِمَ سِكِفُنِكٖ</text:p>
      <text:p text:style-name="P51">نِتَرُدِ كُكْوَمْبِيَ</text:p>
      <text:p text:style-name="P51"/>
      <text:p text:style-name="P51">#134</text:p>
      <text:p text:style-name="P51">سِنَ خٗوْفُ مٗيٗ وَنْڠُ</text:p>
      <text:p text:style-name="P51">كُنْوَ مَاءِ مْبُزِ وَنْڠُ</text:p>
      <text:p text:style-name="P51">ك<text:span text:style-name="T35">َ</text:span>نٖنَ نٖنْدَ زَنْڠُ</text:p>
      <text:p text:style-name="P51">نِزِتَكَسٖ نَ نْدِيَ</text:p>
      <text:p text:style-name="P51"/>
      <text:p text:style-name="P51"><text:soft-page-break/>#135</text:p>
      <text:p text:style-name="P52">يُوَ كُكِپَمْبَؤُكَ</text:p>
      <text:p text:style-name="P52">نِنَ فُرَهَ <text:span text:style-name="T35">هُ</text:span>تٖكَ</text:p>
      <text:p text:style-name="P52">مَلِشٗنِ كِوَپٖكَ</text:p>
      <text:p text:style-name="P52">مُدَ وَ يُوَ كُوَاءَ</text:p>
      <text:p text:style-name="P52"/>
      <text:p text:style-name="P52">#136</text:p>
      <text:p text:style-name="P52">أَوَلِ يَ سَاءَ سِتَ</text:p>
      <text:p text:style-name="P52">هَپٗ مْبُزِ كَوَسُتَ</text:p>
      <text:p text:style-name="P52">نَؤٗنَ وَمٖنِوَتَ</text:p>
      <text:p text:style-name="P52">هُتُر<text:span text:style-name="T35">َ</text:span> ن<text:span text:style-name="T35">َ</text:span> كُكُمْبِيَ</text:p>
      <text:p text:style-name="P52"/>
      <text:p text:style-name="P53">#137</text:p>
      <text:p text:style-name="P54">كَوَمْبِيَ إٖنٖنْدَنِ</text:p>
      <text:p text:style-name="P54">مْوَكُيُوَ كِسِمَنِ</text:p>
      <text:p text:style-name="P54">لَِكِنِ هُفَلِيَنِ</text:p>
      <text:p text:style-name="P54">نْدِم<text:span text:style-name="T35">ِ</text:span> وَ كُوَٹٖكٖيَ</text:p>
      <text:p text:style-name="P54"><text:soft-page-break/></text:p>
      <text:p text:style-name="P54">#138</text:p>
      <text:p text:style-name="P54">وَكٖنْدَ وَكَسِمَمَ</text:p>
      <text:p text:style-name="P54">كُفُنِشِوٖ كِسِمَ</text:p>
      <text:p text:style-name="P54"><text:span text:style-name="T74">بَ</text:span>اءٗ نِكَلِسُكُمَ</text:p>
      <text:p text:style-name="P54">نِمٗ<text:span text:style-name="T35">نٖ</text:span> مْٹُ أَكِيَ</text:p>
      <text:p text:style-name="P54"/>
      <text:p text:style-name="P54">#139</text:p>
      <text:p text:style-name="P54">أَكِيَ أَكَنِشِكَ</text:p>
      <text:p text:style-name="P54">مَاء<text:span text:style-name="T35">ٖ</text:span> نِسِيَ<text:span text:style-name="T35">ٹٖ</text:span>كَ</text:p>
      <text:p text:style-name="P54">مَمَ هَپٗ كَتَمْكَ</text:p>
      <text:p text:style-name="P54">يَ غَضَبُ كَمْوَمْبِيَ</text:p>
      <text:p text:style-name="P54"/>
      <text:p text:style-name="P54">#140</text:p>
      <text:p text:style-name="P54">نِكَمُحِمِدِ مْنْڠُ</text:p>
      <text:p text:style-name="P54">كُنٖٹٖيَ بَبَنْڠُ</text:p>
      <text:p text:style-name="P54">كَنِؤُزَ پٖٹٖ يَنْڠُ</text:p>
      <text:p text:style-name="P54"><text:soft-page-break/>چَنْدَنِ كَمْتٗلٖيَ</text:p>
      <text:p text:style-name="P54"/>
      <text:p text:style-name="P54">#141</text:p>
      <text:p text:style-name="P54">پٖٹٖ أَكَئِٹِزِمَ</text:p>
      <text:p text:style-name="P54">كَپِجَ نَ هَلِمَمَ</text:p>
      <text:p text:style-name="P54">يَپِسِيٖ يَ نْيُمَ</text:p>
      <text:p text:style-name="P54">يٗتٖ يَكَمْرُدِيَ</text:p>
      <text:p text:style-name="P62"/>
      <text:p text:style-name="P67">#142</text:p>
      <text:p text:style-name="P63">جِنَ أَلِپٗنِؤُلِزَ</text:p>
      <text:p text:style-name="P63">نِسِمْوَمْبِي<text:span text:style-name="T74">ٖ</text:span> كَئِزَ</text:p>
      <text:p text:style-name="P63">أَكَنِپَ مِؤُجِزَ</text:p>
      <text:p text:style-name="P63">پِيَ نَ كُنِپِجِيَ</text:p>
      <text:p text:style-name="P63"/>
      <text:p text:style-name="P63">#143</text:p>
      <text:p text:style-name="P63">أُنِپِيٖ <text:span text:style-name="T36">صُ</text:span>وْرَ زَكٗ</text:p>
      <text:p text:style-name="P63">نَ صِفَ زَ نْيُمْبَ يَكٗ</text:p>
      <text:p text:style-name="P63"><text:soft-page-break/>هَپٗ كَئٖٹَ تَمْكٗ</text:p>
      <text:p text:style-name="P63">إِنَ لَنْڠُ كَمْوَمْبِيَ</text:p>
      <text:p text:style-name="P63"/>
      <text:p text:style-name="P63">#144</text:p>
      <text:p text:style-name="P63">نِكَمْوَمْبِيَ نْيَكَ</text:p>
      <text:p text:style-name="P63">نِزٖزٗوٖءٗ هَكِكَ</text:p>
      <text:p text:style-name="P63">نِ تِسِيَ ز<text:span text:style-name="T36">ِ</text:span>سِزٗ شَكَ</text:p>
      <text:p text:style-name="P63">نَ وٖوٖ تَرٖهٖ ٹِيَ</text:p>
      <text:p text:style-name="P63"/>
      <text:p text:style-name="P63">#145</text:p>
      <text:p text:style-name="P63">خَبَرِ زَكٖ تِمَمُ</text:p>
      <text:p text:style-name="P63">نِمٖكُ<text:span text:style-name="T36">پَ</text:span> أُفَهَمُ</text:p>
      <text:p text:style-name="P63">تٖنَ نَ كْوَ مْوَلِمُ</text:p>
      <text:p text:style-name="P63">نِمٖرُدِ كُمْوَمْبِيَ</text:p>
      <text:p text:style-name="P63"/>
      <text:p text:style-name="P63">#146</text:p>
      <text:p text:style-name="P63">نِمٖمُؤَڠَ كْوَ خٖيْرِ</text:p>
      <text:p text:style-name="P63"><text:soft-page-break/>أَسُبهِ نِ سَفَرِ</text:p>
      <text:p text:style-name="P63">نِؤٗمْبٖيَ كْوَ جَبَارِ</text:p>
      <text:p text:style-name="P63">نَ رَ<text:span text:style-name="T36">ضِ</text:span> كُنِوٖيَ</text:p>
      <text:p text:style-name="P63"/>
      <text:p text:style-name="P63">#147</text:p>
      <text:p text:style-name="P63">تٖنَ نِؤٗمْبٖيَ مْنْڠُ</text:p>
      <text:p text:style-name="P63">ٹُپٖنْدَنٖ نَ بَبَنْڠُ</text:p>
      <text:p text:style-name="P63">نَمِ كِشَ مُ<text:span text:style-name="T36">ئِ</text:span> وَنڠُ</text:p>
      <text:p text:style-name="P63">تَكُيَ كُوَنْڠَلِيَ</text:p>
      <text:p text:style-name="P63"/>
      <text:p text:style-name="P63">#148</text:p>
      <text:p text:style-name="P63">أَكِس<text:span text:style-name="T36">ِ</text:span>كِيَ قَوْلِ</text:p>
      <text:p text:style-name="P63">مَمَكٖ أَسِحِمِلِ</text:p>
      <text:p text:style-name="P63">أَكَتَرَدَدِ عَ<text:span text:style-name="T36">قِ</text:span>لِ</text:p>
      <text:p text:style-name="P64">كْوَ مَكٗنْدٖ كَئِٹِيَ</text:p>
      <text:p text:style-name="P64"/>
      <text:p text:style-name="P64">#149</text:p>
      <text:p text:style-name="P64"><text:soft-page-break/>كَئِٹُنْدَ كَيِنْڠُشَ</text:p>
      <text:p text:style-name="P64">تِيَتِ أَكَئِرُشَ</text:p>
      <text:p text:style-name="P64">هَتَ نْڠُوٗ كَمْڤِشَ</text:p>
      <text:p text:style-name="P64">إِكَوَ كُمْسٗمٖيَ</text:p>
      <text:p text:style-name="P64"/>
      <text:p text:style-name="P64">#150</text:p>
      <text:p text:style-name="P64">أَلِپٗپَٹَ فَهَمُ</text:p>
      <text:p text:style-name="P64">كَمُحِمِدِ كَرِيْمُ</text:p>
      <text:p text:style-name="P64">كِشَ أَكَتَكَلَمُ</text:p>
      <text:p text:style-name="P64">مْنْڠُ أَكَمُؤٗمْبٖيَ</text:p>
      <text:p text:style-name="P64"/>
      <text:p text:style-name="P64">#151</text:p>
      <text:p text:style-name="P64">يَا أَللّٰهُ مٗلَ وَنْڠُ</text:p>
      <text:p text:style-name="P64">نِنُصُرِيَ مْوَنَنْڠُ</text:p>
      <text:p text:style-name="P64">نَ وَٹ<text:span text:style-name="T37">ٗ</text:span>ٹ<text:span text:style-name="T37">ٗ</text:span> وَ وٖنْزَنْڠُ</text:p>
      <text:p text:style-name="P64">حِفَظِنِ نِٹِلِيَ</text:p>
      <text:p text:style-name="P64"/>
      <text:p text:style-name="P64"><text:soft-page-break/>#152</text:p>
      <text:p text:style-name="P64">إٖنٖنْدَ هُنَ مَضَرَ</text:p>
      <text:p text:style-name="P64">نِرَضِ أَلْفُ مَرَ</text:p>
      <text:p text:style-name="P64">نَاوٖ أُوٖ نَ فِكِرَ</text:p>
      <text:p text:style-name="P64">مٗيٗ نِمٖكُؤُصِيَ</text:p>
      <text:p text:style-name="P64"/>
      <text:p text:style-name="P64">#153</text:p>
      <text:p text:style-name="P64">مِمِ أُيَپٗنِؤُذِ</text:p>
      <text:p text:style-name="P64">سِ<text:span text:style-name="T38">تٗ</text:span>كُوَ نَ غَيْظِ</text:p>
      <text:p text:style-name="P64">إِوَپٗ وَتَكَ رَضِ</text:p>
      <text:p text:style-name="P64">نَ كْوَ عَلِيْ زٖنْڠٖيَ</text:p>
      <text:p text:style-name="P64"/>
      <text:p text:style-name="P64">#154</text:p>
      <text:p text:style-name="P65">إِتُنْدٖ أُوٖ نْيَؤٗنِ</text:p>
      <text:p text:style-name="P65">كْوَ بَبَكٗ أُوٖ تِنِ</text:p>
      <text:p text:style-name="P65">نَ أَتَكَلٗبَئِنِ</text:p>
      <text:p text:style-name="P65">كْوَكٗ لِ<text:span text:style-name="T38">وٖ</text:span> مَرْ<text:span text:style-name="T38">ضِ</text:span>يَ</text:p>
      <text:p text:style-name="P65"><text:soft-page-break/></text:p>
      <text:p text:style-name="P65">#155</text:p>
      <text:p text:style-name="P65">نَ مْٹُمٖ مُحَمَدِ</text:p>
      <text:p text:style-name="P65">هَنَ بُدِ كُكُزِدِ</text:p>
      <text:p text:style-name="P65">أَللّٰهَ اللّٰهَ جِتَهِدِ</text:p>
      <text:p text:style-name="P65">نْڠَاءَ أُپَٹٖ وَصِيَ</text:p>
      <text:p text:style-name="P65"/>
      <text:p text:style-name="P65">#156</text:p>
      <text:p text:style-name="P65">نَاءٖ بِنْتِ حَبِيْبُ</text:p>
      <text:p text:style-name="P65">كٖتِ نَاءٖ كْوَ ثَوَابُ</text:p>
      <text:p text:style-name="P65">كْوَكٖ أُوٖ نَ أَدَبُ</text:p>
      <text:p text:style-name="P65">أُمْطِيْ نَ كُمْوَنْڠُكِيَ</text:p>
      <text:p text:style-name="P65"/>
      <text:p text:style-name="P65">#157</text:p>
      <text:p text:style-name="P65">أَكَتٗكَ جَعْفَرِ</text:p>
      <text:p text:style-name="P65">نَ چَكُلَ كِتَيَرِ</text:p>
      <text:p text:style-name="P65">كَلَ نَ نْدُيٖ نَاصِرِ</text:p>
      <text:p text:style-name="P65"><text:soft-page-break/>نَ مْوَلِمُ كَتٗكٖيَ</text:p>
      <text:p text:style-name="P65"/>
      <text:p text:style-name="P65">#158</text:p>
      <text:p text:style-name="P65">وَكَتَنْڠَنْيَ مِكٗنٗ</text:p>
      <text:p text:style-name="P65">وٗتٖ وَٹَٹُ مفَنٗ</text:p>
      <text:p text:style-name="P65">أَكِنٖنَ نَ مَنٖنٗ</text:p>
      <text:p text:style-name="P65">نْدُڠُيٖ أَكِمْوَمْبِيَ</text:p>
      <text:p text:style-name="P65"/>
      <text:p text:style-name="P65">#159</text:p>
      <text:p text:style-name="P65">أَكَمْوَمْبِيَ نَاصِرِ</text:p>
      <text:p text:style-name="P65">يٖؤٗ نْدُيَنْڠُ كْوَ خٖيْرِ</text:p>
      <text:p text:style-name="P65">تَكَپٗرُدِ سَفَرِ</text:p>
      <text:p text:style-name="P65">تَمَشَ تَكُلٖٹٖيَ</text:p>
      <text:p text:style-name="P65"/>
      <text:p text:style-name="P65">#160</text:p>
      <text:p text:style-name="P65">أَكَمْجِبُ أُپٖسِ</text:p>
      <text:p text:style-name="P65">نِئٖٹٖيَ نَ فَرَسِ</text:p>
      <text:p text:style-name="P65"><text:soft-page-break/>نْيَمَ هُيٗ سِمُئِسِ</text:p>
      <text:p text:style-name="P65">نَتَكَ كُمْوَنْڠَلِيَ</text:p>
      <text:p text:style-name="P65"/>
      <text:p text:style-name="P65">#161</text:p>
      <text:p text:style-name="P65">كِشَ هَپٗ كَتَمْكَ</text:p>
      <text:p text:style-name="P65">أَكَمْبَ مَمَ هُتٗكَ</text:p>
      <text:p text:style-name="P65">مَمَكٖ أَكَئِنُكَ</text:p>
      <text:p text:style-name="P65">صَدَكَ كَمْتٗلٖيَ</text:p>
      <text:p text:style-name="P65"/>
      <text:p text:style-name="P65">#162</text:p>
      <text:p text:style-name="P65">هَپٗ مَمَكٖ أَتٗكٖ</text:p>
      <text:p text:style-name="P65">إٖنٖنْدٖ أَمْفُوَتٖ</text:p>
      <text:p text:style-name="P65">أَكِمْٹٖمٖيَ مَٹٖ</text:p>
      <text:p text:style-name="P65">مْنْڠُ أَكِمُؤٗمْبٖيَ</text:p>
      <text:p text:style-name="P65"/>
      <text:p text:style-name="P65">#163</text:p>
      <text:p text:style-name="P65">هُي<text:span text:style-name="T39">ٗ</text:span> نَاصِرِ مْوَلِمُ</text:p>
      <text:p text:style-name="P65"><text:soft-page-break/>مْسٗمٖشٖ أَهِتِمُ</text:p>
      <text:p text:style-name="P65">أُمْفُنْدٖ نَ عِلِمُ</text:p>
      <text:p text:style-name="P65">عَادَ يَكٗ تَكْوٖٹٖيَ</text:p>
      <text:p text:style-name="P65"/>
      <text:p text:style-name="P65">#164</text:p>
      <text:p text:style-name="P66">أَكِتٗكَ جَعْفَرِ</text:p>
      <text:p text:style-name="P66">هَپٗ كَلِيَ نَاصِرِ</text:p>
      <text:p text:style-name="P66">مَمَكٖ أَكَفَسِرِ</text:p>
      <text:p text:style-name="P66">أُسِكُ أَتَرٖجٖيَ</text:p>
      <text:p text:style-name="P66"/>
      <text:p text:style-name="P66">#165</text:p>
      <text:p text:style-name="P68">نَاصِرِ أَكَتَمْكَ</text:p>
      <text:p text:style-name="P68">نَمُيُوَ إٖنْدَ مَكَه</text:p>
      <text:p text:style-name="P68">كُتُنْڠَ هَنْڠَلِتٗكَ</text:p>
      <text:p text:style-name="P68">أَسِپٗئِيٗنَ نْدِيَ</text:p>
      <text:p text:style-name="P68"/>
      <text:p text:style-name="P68">#166</text:p>
      <text:p text:style-name="P68"><text:soft-page-break/>أَوْ يَنَ سِكُوَكٗ</text:p>
      <text:p text:style-name="P68">أُكِمْوَمْبِيَ تَمْكٗ</text:p>
      <text:p text:style-name="P68">كَوَڠٖ وٖنْدَنِ وَكٗ</text:p>
      <text:p text:style-name="P68">يٗتٖ نَلِيَسِكِيَ</text:p>
      <text:p text:style-name="P68"/>
      <text:p text:style-name="P68">#167</text:p>
      <text:p text:style-name="P68">أَوْ وٖنْدَ مَتُنْڠَنِ</text:p>
      <text:p text:style-name="P68">نْڠُوٗ هُت<text:span text:style-name="T39">ُ</text:span>كُلِيَنِ</text:p>
      <text:p text:style-name="P68">سِكُ زٗتِ سِمُؤٗنِ</text:p>
      <text:p text:style-name="P68">هَتَ هَيٗ كُنَمْبِيَ</text:p>
      <text:p text:style-name="P68"/>
      <text:p text:style-name="P68">#168</text:p>
      <text:p text:style-name="P68">جَعْفَرِ كَبَئِنِ</text:p>
      <text:p text:style-name="P68">بَسِ وَلِلِيَنِ</text:p>
      <text:p text:style-name="P68">أَوْ ٹْوَلِأڠَنَنِ</text:p>
      <text:p text:style-name="P68">مَنٖنٗ نَلٗكْوَمْبِيَ</text:p>
      <text:p text:style-name="P68"/>
      <text:p text:style-name="P68"><text:soft-page-break/>#169</text:p>
      <text:p text:style-name="P68">نَ كَمَ هُكِرِضِكَ</text:p>
      <text:p text:style-name="P68">نَمْبِيَ نِسِيَتٗكَ</text:p>
      <text:p text:style-name="P68">هُنَ هَتَ كُؤُذِكَ</text:p>
      <text:p text:style-name="P68">سِكِتِكٗ كُنِٹِيَ</text:p>
      <text:p text:style-name="P68"/>
      <text:p text:style-name="P68">#170</text:p>
      <text:p text:style-name="P68">أَكَجِبُ تَمْكٗ</text:p>
      <text:p text:style-name="P68">سِكُئِزَ هَيٗ يَكٗ</text:p>
      <text:p text:style-name="P68">سِكُ زٗتٖ نِكٗ</text:p>
      <text:p text:style-name="P68">هَمُنِؤٗنِ كُلِيَ</text:p>
      <text:p text:style-name="P68"/>
      <text:p text:style-name="P68">#171</text:p>
      <text:p text:style-name="P69">سَسَ هَي<text:span text:style-name="T75">َ</text:span> نْدَ عَقِلِ</text:p>
      <text:p text:style-name="P69">نِمٖزٗيَتَأَمَلِ</text:p>
      <text:p text:style-name="P69">نَ كُوَ مَتُلِ تُلِ</text:p>
      <text:p text:style-name="P69">زٖءٗ زَكٗ زَ كُئِنُكِيَ</text:p>
      <text:p text:style-name="P69"><text:soft-page-break/></text:p>
      <text:p text:style-name="P69">#172</text:p>
      <text:p text:style-name="P69">أَكَمْوَمْبِيَ نْدُيَكٖ</text:p>
      <text:p text:style-name="P69">هى إِنُكَ أُتٗكٖ</text:p>
      <text:p text:style-name="P69">جَعْفَرِ أَتَمْكٖ</text:p>
      <text:p text:style-name="P69">كْوَنْدَ مْنْڠُ نِؤٗمْبٖيَ</text:p>
      <text:p text:style-name="P69"/>
      <text:p text:style-name="P69">#173</text:p>
      <text:p text:style-name="P69">نَاصِرِ أَكَبَئِنِ</text:p>
      <text:p text:style-name="P69">أَتَكُپٖكَ مَنَنِ</text:p>
      <text:p text:style-name="P69">سَلَامَ سَلِمِيْنِ</text:p>
      <text:p text:style-name="P69">كْوَ عَفِيَ نَ عَفُوَ</text:p>
      <text:p text:style-name="P69"/>
      <text:p text:style-name="P69">#174</text:p>
      <text:p text:style-name="P69">هَپٗ نْدِيَ كَيَنْدَمَ</text:p>
      <text:p text:style-name="P69">كِنٖنْدَ كُتٗسِمَمَ</text:p>
      <text:p text:style-name="P69">سَاءَ ك<text:span text:style-name="T40">ُ</text:span>و<text:span text:style-name="T40">ِ</text:span> إِكِ<text:span text:style-name="T40">كٗ</text:span>مَ</text:p>
      <text:p text:style-name="P69"><text:soft-page-break/>نَاءٖ مَكَه أَمٖنْڠِيَ</text:p>
      <text:p text:style-name="P69"/>
      <text:p text:style-name="P69">#175</text:p>
      <text:p text:style-name="P69">مَكَه أَلِپٗجِلِسِ</text:p>
      <text:p text:style-name="P69">كْوَ بَبَكٖ هَكُئِسِ</text:p>
      <text:p text:style-name="P69">كَمْبَ نْدِيَ سِتَكَسِ</text:p>
      <text:p text:style-name="P69">كْوَنْدَ تَئِكٖتِلِيَ</text:p>
      <text:p text:style-name="P69"/>
      <text:p text:style-name="P69">#176</text:p>
      <text:p text:style-name="P69">أَكَكٖتِ جَعْفَرِ</text:p>
      <text:p text:style-name="P69">أَكَمُؤٗنَ زُبٖيْرِ</text:p>
      <text:p text:style-name="P69">وٖنْدٖمٖنٖ نَ بَشِيْرِ</text:p>
      <text:p text:style-name="P69">مِكٗنٗ كَمْوِنُلِيَ</text:p>
      <text:p text:style-name="P69"/>
      <text:p text:style-name="P70">#177</text:p>
      <text:p text:style-name="P70">مْكٗنٗ كَؤُٹِزَمَ</text:p>
      <text:p text:style-name="P70">زُبٖيْرِ أَكَسِمَمَ</text:p>
      <text:p text:style-name="P70"><text:soft-page-break/>أَكَمْوَمْبِيَ هَشِمَ</text:p>
      <text:p text:style-name="P70">مْڠٖنِ وٖٹُ هُنْڠِيَ</text:p>
      <text:p text:style-name="P70"/>
      <text:p text:style-name="P70">#178</text:p>
      <text:p text:style-name="P70">أَكَمُؤُزَ أَمِيْنِ</text:p>
      <text:p text:style-name="P70">مْڠٖنِ وٖٹُ نِ نَنِ</text:p>
      <text:p text:style-name="P70">وَسِكِيٖ هُبَئِنِ</text:p>
      <text:p text:style-name="P70">مْكٗنٗ نِپٖ نَبِيَ</text:p>
      <text:p text:style-name="P70"/>
      <text:p text:style-name="P70">#179</text:p>
      <text:p text:style-name="P70">زُبٖيْرِ كَتَعَجَبُ</text:p>
      <text:p text:style-name="P70">وَمُيُوَپِ حَبِيْبُ</text:p>
      <text:p text:style-name="P70">جَعْفَرِ كَمْجِبُ</text:p>
      <text:p text:style-name="P70">وَجْهِ وَكٖ نَبِيَ</text:p>
      <text:p text:style-name="P70"/>
      <text:p text:style-name="P70">#180</text:p>
      <text:p text:style-name="P70">كِشَ هَپٗ كَبَئِنِ</text:p>
      <text:p text:style-name="P70"><text:soft-page-break/>كْوَ بَبَنْڠُ نِپٖكٖنِ</text:p>
      <text:p text:style-name="P70">كَمْتُكُوَ أَمِيْنِ</text:p>
      <text:p text:style-name="P70">كٖنْدَ نَاءٖ كْوَ عَلِيَ</text:p>
      <text:p text:style-name="P70"/>
      <text:p text:style-name="P70">#181</text:p>
      <text:p text:style-name="P70">أَلِپٗكْوٖنْدَ سَيِّدِ</text:p>
      <text:p text:style-name="P70">كْوَءٗ أَكَپِجَ هٗدِ</text:p>
      <text:p text:style-name="P70">فَتُمَ أَكَرَدِدِ</text:p>
      <text:p text:style-name="P70">أَكَمْبَ هَكٗ نَبِيَ</text:p>
      <text:p text:style-name="P70"/>
      <text:p text:style-name="P70">#182</text:p>
      <text:p text:style-name="P70">أَكَمُؤُزَ حُسَيْ<text:span text:style-name="T40">نِ</text:span></text:p>
      <text:p text:style-name="P70">أَمْكُوَءٗ نِ نْيَانِ</text:p>
      <text:p text:style-name="P70">كِجَنَ أَكَب<text:span text:style-name="T40">َ</text:span>ئِنِ</text:p>
      <text:p text:style-name="P70">نِ جَدِ يَنْ<text:span text:style-name="T40">ڠُ</text:span> سِكِيَ</text:p>
      <text:p text:style-name="P70"/>
      <text:p text:style-name="P70">#183</text:p>
      <text:p text:style-name="P70"><text:soft-page-break/>نَ جَدِ يَنْڠُ رَسُوْلِ</text:p>
      <text:p text:style-name="P70">يٖيٖ نَ وَٹُ وَوِلِ</text:p>
      <text:p text:style-name="P70">كُسِكِيَكْوٖ قَوْلِ</text:p>
      <text:p text:style-name="P70">كَتٗكَ كَمْوَنْڠَلِيَ</text:p>
      <text:p text:style-name="P70"/>
      <text:p text:style-name="P70">#184</text:p>
      <text:p text:style-name="P70">أَكِتٗكَ جَعْفَرِ</text:p>
      <text:p text:style-name="P70">كَمُؤُلِزَ خَبَرِ</text:p>
      <text:p text:style-name="P70">أَكِكٗمَ كَفَسِرِ</text:p>
      <text:p text:style-name="P70">فَتُمَ كَمْپٗكٖيَ</text:p>
      <text:p text:style-name="P70"/>
      <text:p text:style-name="P70">#185</text:p>
      <text:p text:style-name="P71">فَتُمَ كَتَكَلَمُ</text:p>
      <text:p text:style-name="P71">أَكَمُؤُزَ هَشِمُ</text:p>
      <text:p text:style-name="P71">بَبَ سِيَمْفَهَمُ</text:p>
      <text:p text:style-name="P71">كِجَنَ هُيُ نَبِيَ</text:p>
      <text:p text:style-name="P71"/>
      <text:p text:style-name="P71"><text:soft-page-break/>#186</text:p>
      <text:p text:style-name="P71">سِكُ زٗتٖ سِمُؤٗن<text:span text:style-name="T75">ِ</text:span></text:p>
      <text:p text:style-name="P71">إِنَ لَكٖ نٔدِيٖ نَنِ</text:p>
      <text:p text:style-name="P71">مْٹُم<text:span text:style-name="T75">ِ</text:span> أَكَبَئِنِ</text:p>
      <text:p text:style-name="P71">فَتُمَ أَكَمْوَمْبِيَ</text:p>
      <text:p text:style-name="P71"/>
      <text:p text:style-name="P71">#187</text:p>
      <text:p text:style-name="P71">أَكَمْوَمْبِيَ بَشِيْرِ</text:p>
      <text:p text:style-name="P71">هُيُ نْدِيٖ جَعْفَرِ</text:p>
      <text:p text:style-name="P71">وَ عَلِيْ حَيْدَرِ</text:p>
      <text:p text:style-name="P71">هِزٗ صُوْرَ هُكْوَمْبِيَ</text:p>
      <text:p text:style-name="P71"/>
      <text:p text:style-name="P71">#188</text:p>
      <text:p text:style-name="P71">هَپٗ سَيِدِ أَمِيْنِ</text:p>
      <text:p text:style-name="P71">أَكَمْٹُمَ حُسَيْنِ</text:p>
      <text:p text:style-name="P71">إٖنٖنْدَ مْسِكِٹِنِ</text:p>
      <text:p text:style-name="P71">بَبَكٗ نَمْكُلِيَ</text:p>
      <text:p text:style-name="P71"><text:soft-page-break/></text:p>
      <text:p text:style-name="P71">#189</text:p>
      <text:p text:style-name="P71">هَپٗ كَتٗكَ حُسَيْنِ</text:p>
      <text:p text:style-name="P71">كَفِكَ مْسِكِٹِنِ</text:p>
      <text:p text:style-name="P71">بَبَ كُئِيٖ مْڠٖنِ</text:p>
      <text:p text:style-name="P71">ٹُمِوٖ كُكْوَنْدَمِيَ</text:p>
      <text:p text:style-name="P71"/>
      <text:p text:style-name="P71">#190</text:p>
      <text:p text:style-name="P71">كُنَ كِجَنَ مْزُرِ</text:p>
      <text:p text:style-name="P71">چٖنْدٖمٖنٖ نَ بَشِيْرِ</text:p>
      <text:p text:style-name="P71">نَ إِنَ نِ جَعْفَرِ</text:p>
      <text:p text:style-name="P71">نِ هِلٗ نِمٖكْوَمْبِيَ</text:p>
      <text:p text:style-name="P72"/>
      <text:p text:style-name="P71">#191</text:p>
      <text:p text:style-name="P71">چَنْبِوَ هِيٗ كَلِمَ</text:p>
      <text:p text:style-name="P71">پَپٗ نْدِيَ كَيَنْدَمَ</text:p>
      <text:p text:style-name="P71">مْلَنْڠٗنِ أَكِكٗمَ</text:p>
      <text:p text:style-name="P71"><text:soft-page-break/>سَلَامُ كَوَپِسِيَ</text:p>
      <text:p text:style-name="P71"/>
      <text:p text:style-name="P71">#192</text:p>
      <text:p text:style-name="P71">سَلَامُ أَكِفَسِرِ</text:p>
      <text:p text:style-name="P71">هَپٗ عَلِيْ حَيْدَرِ</text:p>
      <text:p text:style-name="P71">كَئِ<text:span text:style-name="T76">نُ</text:span>كَ جَعْفَرِ</text:p>
      <text:p text:style-name="P71">مكٗنٗ كَمْپٗكٖيَ</text:p>
      <text:p text:style-name="P71"/>
      <text:p text:style-name="P73">#193</text:p>
      <text:p text:style-name="P73">عَلِيْ كٖٹَ تَمْكٗ</text:p>
      <text:p text:style-name="P73">نِ سَلَامَ أُتٗكَكٗ</text:p>
      <text:p text:style-name="P73">جُمْلَ وٖنْدَنِ وَكٗ</text:p>
      <text:p text:style-name="P73">حَالِ زَءٗ نَمْبِيَ</text:p>
      <text:p text:style-name="P73"/>
      <text:p text:style-name="P73">#194</text:p>
      <text:p text:style-name="P73">أَكَمْجِبُ كَلَمُ</text:p>
      <text:p text:style-name="P73">نِتٗكَكٗ نِ سَلَامَ</text:p>
      <text:p text:style-name="P73"><text:soft-page-break/>سِيُوِ يَ هٗكٗ نْيُمَ</text:p>
      <text:p text:style-name="P73">سِپَٹِ لَكُكْوَمْبِيَ</text:p>
      <text:p text:style-name="P73"/>
      <text:p text:style-name="P73">#195</text:p>
      <text:p text:style-name="P73">تٖنَ بَبَ مْوَلِمُ</text:p>
      <text:p text:style-name="P73">نَ مَمَ وَكُسَلِمُ</text:p>
      <text:p text:style-name="P73">وَعَلَيْكَ السَّلَامَ</text:p>
      <text:p text:style-name="P73">عَلِيْ كَپٗكٖيَ</text:p>
      <text:p text:style-name="P73"/>
      <text:p text:style-name="P73">#196</text:p>
      <text:p text:style-name="P73">عَلِيْ أَكَبَئِنِ</text:p>
      <text:p text:style-name="P73">نِمٖكُنْڠٗجَ نْدِيَنِ</text:p>
      <text:p text:style-name="P73">وَلِتٗكَ زٖءٗ ڠَنِ</text:p>
      <text:p text:style-name="P73">مْبٗنَ أُمٖلِمَٹِيَ</text:p>
      <text:p text:style-name="P73"/>
      <text:p text:style-name="P73">#197</text:p>
      <text:p text:style-name="P73">أَكَمْجِبُ قَوْلِ</text:p>
      <text:p text:style-name="P73"><text:soft-page-break/>أَصُبُحِ نَلِصَلِ</text:p>
      <text:p text:style-name="P73">لَكِنِ بَبَ نِ مْبَلِ</text:p>
      <text:p text:style-name="P73">إِنَ أُرٖفُ وَ نْدِيَ</text:p>
      <text:p text:style-name="P73"/>
      <text:p text:style-name="P73">#198</text:p>
      <text:p text:style-name="P73">نَمِ كِپَٹَ <text:span text:style-name="T50">پَ</text:span>نْڠٗنِ</text:p>
      <text:p text:style-name="P73">پَنَ مْٹٖنْدٖ نْدِيَنِ</text:p>
      <text:p text:style-name="P73">يَلِنِتٗكَ مٗيٗنِ</text:p>
      <text:p text:style-name="P73">يَلٖ وَلٗنَمْبِيَ</text:p>
      <text:p text:style-name="P73"/>
      <text:p text:style-name="P73">#199</text:p>
      <text:p text:style-name="P73">كَئِوَتَ يَ كُڤُلِ</text:p>
      <text:p text:style-name="P73">كَأَنْدَمَ إِلٗ مْبَلِ</text:p>
      <text:p text:style-name="P73">هَتَ كِتَأَمَلِ</text:p>
      <text:p text:style-name="P73">سَاءَ إِمٖنِپِٹِيَ</text:p>
      <text:p text:style-name="P73"/>
      <text:p text:style-name="P73">#200</text:p>
      <text:p text:style-name="P74"><text:soft-page-break/><text:span text:style-name="T40">كِشَ</text:span> أُوِنْڠَ كَئٖٹَ</text:p>
      <text:p text:style-name="P74">إِيُ لَ بَرَ كَپِٹ<text:span text:style-name="T41">َ</text:span></text:p>
      <text:p text:style-name="P74">إِلِ نْدِيَ كُئِوَتَ</text:p>
      <text:p text:style-name="P74">نْيُمَ نِسِپٗرٖجٖيَ</text:p>
      <text:p text:style-name="P74"/>
      <text:p text:style-name="P74">#201</text:p>
      <text:p text:style-name="P74">سُرَ نٖنْدَءٗ بَرَنِ</text:p>
      <text:p text:style-name="P74">إِلٖ <text:span text:style-name="T13">نْدِيَ سِئِيٗنِ</text:span></text:p>
      <text:p text:style-name="P75">هُؤٗنَ نِكٗ بَرَنِ</text:p>
      <text:p text:style-name="P75">زٗتٖ زِمٖنِپٗتٖيَ</text:p>
      <text:p text:style-name="P74"/>
      <text:p text:style-name="P75">#202</text:p>
      <text:p text:style-name="P75">كِپِجَ فِكِرَ زَنْڠُ</text:p>
      <text:p text:style-name="P75">كَلَنْدَمَ ڠُوْ لَنْڠُ</text:p>
      <text:p text:style-name="P75">نَرُدِيَ پَلٖ پَنْڠُ</text:p>
      <text:p text:style-name="P75">كِشَ نْيُمَ كَرٖجٖيَ</text:p>
      <text:p text:style-name="P75"/>
      <text:p text:style-name="P75"><text:soft-page-break/>#203</text:p>
      <text:p text:style-name="P75">كِشَ ك<text:span text:style-name="T49">َ</text:span>رُدِيَ نْيُمَ</text:p>
      <text:p text:style-name="P75">هَپٗ نْدِيَ كَيَنْدَمَ</text:p>
      <text:p text:style-name="P75">پٖنْيٖ مْٹٖنْدٖ كَكٗمَ</text:p>
      <text:p text:style-name="P75">صَالَ إِمٖنِسِمَمِيَ</text:p>
      <text:p text:style-name="P75"/>
      <text:p text:style-name="P75">#204</text:p>
      <text:p text:style-name="P75">أَوَلِ يَ أَظُهُرِ</text:p>
      <text:p text:style-name="P75">نْدِپٗ نِْيَ كَعَبِرِ</text:p>
      <text:p text:style-name="P75">حُجَ يَ كُجَ أَخِيْرِ</text:p>
      <text:p text:style-name="P75"><text:span text:style-name="T41">مَ</text:span>عَانَ نِمٖكْوَمْبِيَ</text:p>
      <text:p text:style-name="P75"/>
      <text:p text:style-name="P75">#205</text:p>
      <text:p text:style-name="P75">كِمَلِزَ كُپُلِكَ</text:p>
      <text:p text:style-name="P75">عَلِيْ أَكَتَمْكَ</text:p>
      <text:p text:style-name="P75">مْوَنَنْڠُ أُمٖسُمْبُكَ</text:p>
      <text:p text:style-name="P75">هَپٗ كَنٖنَ نَبِيَ</text:p>
      <text:p text:style-name="P75"><text:soft-page-break/></text:p>
      <text:p text:style-name="P75">#206</text:p>
      <text:p text:style-name="P75">هَپٗ كَنٖنَ هَشِمَ</text:p>
      <text:p text:style-name="P75">سِ هَبَ كُيَ سَلَام</text:p>
      <text:p text:style-name="P75">نْدِيَ مٖزٗإِيَنْد<text:span text:style-name="T14">َ</text:span>مَ</text:p>
      <text:p text:style-name="P75">خَطَرِ هُمْزٖنْڠٖيَ</text:p>
      <text:p text:style-name="P75"/>
      <text:p text:style-name="P76">#207</text:p>
      <text:p text:style-name="P76">أَمْكِنْڠَ وَدُوْدِ</text:p>
      <text:p text:style-name="P76">أَسِؤٗوْنٖ مَيَهُوْدِ</text:p>
      <text:p text:style-name="P76">كْوَنِ وَنْڠَلِمْزِدِ</text:p>
      <text:p text:style-name="P76">وَٹُ وَنْڠِ سِ مْمٗيَ</text:p>
      <text:p text:style-name="P76"/>
      <text:p text:style-name="P76">#208</text:p>
      <text:p text:style-name="P76">فَتُمَ أُكٗ كِٹِنِ</text:p>
      <text:p text:style-name="P76">أَكَمْوٖپُكَ أَمِيْنِ</text:p>
      <text:p text:style-name="P76">كْوَ مْكٗنٗ كَبَئِنِ</text:p>
      <text:p text:style-name="P76"><text:soft-page-break/>نَ نْدَنِ كَمُأَمْكُوَ</text:p>
      <text:p text:style-name="P76"/>
      <text:p text:style-name="P76">#209</text:p>
      <text:p text:style-name="P76">مكٗنٗ كِؤُٹِزَمَ</text:p>
      <text:p text:style-name="P77">عَلِيْ أَكَفَهَمَ</text:p>
      <text:p text:style-name="P77">أَكَمْوَمْبِيَ هَشِمَ</text:p>
      <text:p text:style-name="P77">نٖنْدَ نْدَ<text:span text:style-name="T41">نِ</text:span> مَرَ مٗيَ</text:p>
      <text:p text:style-name="P77"/>
      <text:p text:style-name="P77">#210</text:p>
      <text:p text:style-name="P77">كْوَ نْدَ<text:span text:style-name="T41">نِ</text:span> أَلِپٗفِكَ</text:p>
      <text:p text:style-name="P77">فَتُمَ أَكَتَمْكَ</text:p>
      <text:p text:style-name="P77">چَكُلَ نِمٖكِپِكَ</text:p>
      <text:p text:style-name="P77">هَيَتَسَ كْوَنْدِكِوَ</text:p>
      <text:p text:style-name="P77"/>
      <text:p text:style-name="P77">#211</text:p>
      <text:p text:style-name="P77">كْوَنْدَ سِكُمَكِنِكَ</text:p>
      <text:p text:style-name="P77">خَبَرِ أَكَتَمْكَ</text:p>
      <text:p text:style-name="P77"><text:soft-page-break/>مٗيٗ هُمْپَپَٹِكَ</text:p>
      <text:p text:style-name="P77">كْوَ أ<text:span text:style-name="T41">ُ</text:span>ثَقِلِ وَ نْدِيَ</text:p>
      <text:p text:style-name="P77"/>
      <text:p text:style-name="P77">#212</text:p>
      <text:p text:style-name="P77">نَ زٖءٗ أَلِزٗتٗكَ</text:p>
      <text:p text:style-name="P77">أُمٖزِيُوَ هَكِكَ</text:p>
      <text:p text:style-name="P77">نَ سِسِ هُمْپُلِكَ</text:p>
      <text:p text:style-name="P77">مَنٖنٗيٖ هُٹْوَمْبِيَ</text:p>
      <text:p text:style-name="P77"/>
      <text:p text:style-name="P77">#213</text:p>
      <text:p text:style-name="P77">عَلِيْ أَكَبَئِنِ</text:p>
      <text:p text:style-name="P77">هُمْصُبِرِ حُسَيْنِ</text:p>
      <text:p text:style-name="P77">نِمٖمْٹُمَ حَسَنِ</text:p>
      <text:p text:style-name="P77">إٖنْدٖ كُمُؤَمْكُوَ</text:p>
      <text:p text:style-name="P77"/>
      <text:p text:style-name="P77">#214</text:p>
      <text:p text:style-name="P77">عَلِيْ كُتٗكَ نْدَنِ</text:p>
      <text:p text:style-name="P77"><text:soft-page-break/>أَلِپٗكٖتِ كِٹِنِ</text:p>
      <text:p text:style-name="P77">أَمْسِكِيٖ حَسَنِ</text:p>
      <text:p text:style-name="P77">سَلَامُ هُوَپِسِيَ</text:p>
      <text:p text:style-name="P77"/>
      <text:p text:style-name="P77">#215</text:p>
      <text:p text:style-name="P77">حَسَنِ أَكَنُ<text:span text:style-name="T15">ظُمُ</text:span></text:p>
      <text:p text:style-name="P78">كُوَپِسِزَ سَلَامُ</text:p>
      <text:p text:style-name="P78">أَمْرُدِشٖ كَلِمُ</text:p>
      <text:p text:style-name="P78">جَ<text:span text:style-name="T41">عْ</text:span>فَرِ كَمْوَمْبِيَ</text:p>
      <text:p text:style-name="P78"/>
      <text:p text:style-name="P78">#216</text:p>
      <text:p text:style-name="P78">كْوَ أُنْدَنِ كْوِمَ</text:p>
      <text:p text:style-name="P78">كَمُؤُلِزَ سَلَامَ</text:p>
      <text:p text:style-name="P78">وَلِؤٗپٗ وَكَسِمَ</text:p>
      <text:p text:style-name="P78">وٗتٖ وَكَمْپٗكٖيَ</text:p>
      <text:p text:style-name="P78"/>
      <text:p text:style-name="P78">#217</text:p>
      <text:p text:style-name="P78"><text:soft-page-break/>كَمْوَمْبِيَ مَتَمْكٗ</text:p>
      <text:p text:style-name="P78">نِ سَلَامَ نِتٗكَكٗ</text:p>
      <text:p text:style-name="P78">سِيُوِ مْبٖيْ نٖنْدَكٗ</text:p>
      <text:p text:style-name="P78">أَيُوَءٖ نِ جَلِيَ</text:p>
      <text:p text:style-name="P78"/>
      <text:p text:style-name="P78">#218</text:p>
      <text:p text:style-name="P78">أَكَتَمْكَ أَمِيْنِ</text:p>
      <text:p text:style-name="P78">كَوَمْبِيَ كْوَ هٖرِنِ</text:p>
      <text:p text:style-name="P78">عَلِيْ أَكَبَئِنِ</text:p>
      <text:p text:style-name="P78">مْبٗنَ هُتٗكَ نَبِيَ</text:p>
      <text:p text:style-name="P78"/>
      <text:p text:style-name="P78">#219</text:p>
      <text:p text:style-name="P78">مْٹُمٖ أَكَتَمْكَ</text:p>
      <text:p text:style-name="P78">زٖءٗ زِمٖأَخِرِكَ</text:p>
      <text:p text:style-name="P78">سَاءَ تِسِيَ هَكِكَ</text:p>
      <text:p text:style-name="P78">نْيُمْبَنِ سِيَرٖجٖيَ</text:p>
      <text:p text:style-name="P78"/>
      <text:p text:style-name="P78"><text:soft-page-break/>#220</text:p>
      <text:p text:style-name="P78">كَمْبَ صُبِرِ بَشِيْرِ</text:p>
      <text:p text:style-name="P78">ٹُمْلِشٖ جَعْفَرِ</text:p>
      <text:p text:style-name="P78">چَكُلَ كِكٗ تَيَرِ</text:p>
      <text:p text:style-name="P78">هَپٗ كَكٖتِ نَبِيَ</text:p>
      <text:p text:style-name="P78"/>
      <text:p text:style-name="P78">#221</text:p>
      <text:p text:style-name="P78">فَتُمَ أَكَئِنُكَ</text:p>
      <text:p text:style-name="P78">كْوَ أُپٖسِ نَ هَرَكَ</text:p>
      <text:p text:style-name="P78">تَمَشَ أَكَئِوٖكَ</text:p>
      <text:p text:style-name="P78">نَ مَاءِ كَوَپٖكٖيَ</text:p>
      <text:p text:style-name="P78"/>
      <text:p text:style-name="P78">#222</text:p>
      <text:p text:style-name="P78">وَكَكٖتِ كْوَ مْفَنٗ</text:p>
      <text:p text:style-name="P78">وَكَتَنْڠَنْيَ مِكٗنٗ</text:p>
      <text:p text:style-name="P78">جُمْلَ وَٹُ وَ <text:span text:style-name="T77">تَ</text:span>نٗ</text:p>
      <text:p text:style-name="P78">وَلَ أَسِلٖ نَبِيَ</text:p>
      <text:p text:style-name="P78"><text:soft-page-break/></text:p>
      <text:p text:style-name="P78">#223</text:p>
      <text:p text:style-name="P78">مَرَ ٹَاٹُ كْوَ هَكِكَ</text:p>
      <text:p text:style-name="P78">مْكٗنٗ أَلِؤُپٖكَ</text:p>
      <text:p text:style-name="P78">أَكِشَ أَكَئِنُكَ</text:p>
      <text:p text:style-name="P78">وَءٗ أَكَوَتِيَ</text:p>
      <text:p text:style-name="P78"/>
      <text:p text:style-name="P78">#224</text:p>
      <text:p text:style-name="P78">أَكَئِنُكَ كِٹِنِ</text:p>
      <text:p text:style-name="P78">كَپٗوَ مَاءِ أَمِيْ<text:span text:style-name="T77">نِ</text:span></text:p>
      <text:p text:style-name="P78">نَ يَ كُنْوَ كِكٗمْبٖنِ</text:p>
      <text:p text:style-name="P78">نَاءٖ أَكَسُكُتُوَ</text:p>
      <text:p text:style-name="P78"/>
      <text:p text:style-name="P78">#225</text:p>
      <text:p text:style-name="P78">تَمْبُوْ يَ كُخِتَرِ</text:p>
      <text:p text:style-name="P78">هَپٗ كَپٗوَ بَشِيْرِ</text:p>
      <text:p text:style-name="P78">أَكَوَآڠَ كْوَ هٖرِ</text:p>
      <text:p text:style-name="P78"><text:soft-page-break/>ٹُمْوَ أَكَئِتٗكٖيَ</text:p>
      <text:p text:style-name="P78"/>
      <text:p text:style-name="P78">#226</text:p>
      <text:p text:style-name="P78">ٹُمْوَ أَكِشَ كُتٗكَ</text:p>
      <text:p text:style-name="P78">نَاءٗ كُلَ وَمٖكْوِشَ</text:p>
      <text:p text:style-name="P78">فَتُمَ أَكَئِنُكَ</text:p>
      <text:p text:style-name="P78">مَاءِ أَكَوَپٖكٖيَ</text:p>
      <text:p text:style-name="P78"/>
      <text:p text:style-name="P78">#227</text:p>
      <text:p text:style-name="P78">أَكَئِيٗنَ فَتُمَ</text:p>
      <text:p text:style-name="P78">پٹٖ أَكَئِٹِزَمَ</text:p>
      <text:p text:style-name="P78">يَپِسِيٗ يَ نْيُمَ</text:p>
      <text:p text:style-name="P78">يٗتٖ يَكَمْرُدِيَ</text:p>
      <text:p text:style-name="P78"/>
      <text:p text:style-name="P78">#228</text:p>
      <text:p text:style-name="P79">عَلِيْ أ<text:span text:style-name="T41">َ</text:span>كَتَمْكَ</text:p>
      <text:p text:style-name="P79">مْبٗنَ أُمٖبَدِلِكَ</text:p>
      <text:p text:style-name="P79"><text:soft-page-break/>كَمَ أُمٖزٗؤُ<text:span text:style-name="T78">ذِ</text:span>كَ</text:p>
      <text:p text:style-name="P79">يٖؤٗ نِكِكْوَنْڠَلِيَ</text:p>
      <text:p text:style-name="P79"/>
      <text:p text:style-name="P79">#229</text:p>
      <text:p text:style-name="P79">فَتُمَ َكَرَدِدِ</text:p>
      <text:p text:style-name="P79">وٖوٖ هُنٖنْدِ بَعِيْدِ</text:p>
      <text:p text:style-name="P79">نِلٗنَلٗ سِنَ بُدِ</text:p>
      <text:p text:style-name="P79">إِلَّا نَاوٖ كُكْوَمْبِيَ</text:p>
      <text:p text:style-name="P79"/>
      <text:p text:style-name="P79">#230</text:p>
      <text:p text:style-name="P79">أَكِسِكِيَ حَسَنِ</text:p>
      <text:p text:style-name="P79">كَتٗكَ كُلٖ نْيُمْبَنِ</text:p>
      <text:p text:style-name="P79">أَكَنٖنْدَ كْوَ أَمِيْنِ</text:p>
      <text:p text:style-name="P79">ح<text:span text:style-name="T41">ب</text:span>ر أَكَمْوَمْبِيَ</text:p>
      <text:p text:style-name="P79"/>
      <text:p text:style-name="P79">#231</text:p>
      <text:p text:style-name="P79">حَسَنِ كِشَ كُفِكَ</text:p>
      <text:p text:style-name="P79"><text:soft-page-break/>كْوَ مْٹُمٖ كَتَمْكَ</text:p>
      <text:p text:style-name="P79">مِمِ أَمٖكَسِرِكَ</text:p>
      <text:p text:style-name="P79">بِبِ يَنْڠُ نَكْوَمْبِيَ</text:p>
      <text:p text:style-name="P79"/>
      <text:p text:style-name="P79">#232</text:p>
      <text:p text:style-name="P79">أَكَمُؤُزَ أ<text:span text:style-name="T41">َ</text:span>مِيْنِ</text:p>
      <text:p text:style-name="P79">مٖك<text:span text:style-name="T42">َ</text:span>سِرِكِيَ نِنِ</text:p>
      <text:p text:style-name="P79">مْوٖنْيٖوٖ هَكُبَئِنِ</text:p>
      <text:p text:style-name="P79">مٗي<text:span text:style-name="T42">َ</text:span> سِكُفَهَمِيَ</text:p>
      <text:p text:style-name="P79"/>
      <text:p text:style-name="P79">#233</text:p>
      <text:p text:style-name="P80">كُرُدِ كْوَكٖ نْدِيَنِ</text:p>
      <text:p text:style-name="P80">أَكَمُؤٗنَ حُسَيْنِ</text:p>
      <text:p text:style-name="P80">آٹِ مٖكُيَ مْڠٖنِ</text:p>
      <text:p text:style-name="P80">هُكُ كْوٖٹُ نَسِكِيَ</text:p>
      <text:p text:style-name="P80"/>
      <text:p text:style-name="P80">#234</text:p>
      <text:p text:style-name="P80"><text:soft-page-break/>أَكَمْجِبُ حَسَنِ</text:p>
      <text:p text:style-name="P80">مْوٖنْيٖ خَ<text:span text:style-name="T42">بَ</text:span>رِ <text:span text:style-name="T42">مُ</text:span>ئِنِ</text:p>
      <text:p text:style-name="P80"><text:span text:style-name="T42">إِ</text:span>نَ يٖيٖ تَمْكِنِ</text:p>
      <text:p text:style-name="P80">هٗيٗ أَمٖزٗوَمْبِيَ</text:p>
      <text:p text:style-name="P80"/>
      <text:p text:style-name="P80">#235</text:p>
      <text:p text:style-name="P80">أَكَپِٹَ مْلَنْڠٗنِ</text:p>
      <text:p text:style-name="P80">أَكَرَدِدِ حُسَيْنِ</text:p>
      <text:p text:style-name="P80">آسَ وَمْتَكِيَن<text:span text:style-name="T42">ِ</text:span></text:p>
      <text:p text:style-name="P80">پٖنُ أَلِوَپٗتٖيَ</text:p>
      <text:p text:style-name="P80"/>
      <text:p text:style-name="P80">#236</text:p>
      <text:p text:style-name="P80">أَكَمُؤُزَ بَبَكٖ</text:p>
      <text:p text:style-name="P80">أُنَنِ هُنٖنَ پْوٖكٖ</text:p>
      <text:p text:style-name="P80">أَكَمْبَ خٖيْرِ <text:span text:style-name="T42">نِ</text:span>تٗكٖ</text:p>
      <text:p text:style-name="P80">خَبَرِ زِمٖئٖنٖيَ</text:p>
      <text:p text:style-name="P80"/>
      <text:p text:style-name="P80"><text:soft-page-break/>#237</text:p>
      <text:p text:style-name="P80">كُمٖپَنَنَ خَبَرِ</text:p>
      <text:p text:style-name="P80">جَمِيْعِ يَ أَنْ<text:span text:style-name="T42">صَ</text:span>ارِ</text:p>
      <text:p text:style-name="P80">أَمٖكُيَ جَعْفَرِ</text:p>
      <text:p text:style-name="P80">وَ مَوْلَانَا عَلِيَ</text:p>
      <text:p text:style-name="P80"/>
      <text:p text:style-name="P80">#238</text:p>
      <text:p text:style-name="P80">هَپٗ عَلِيْ حَيْدَرِ</text:p>
      <text:p text:style-name="P80">نٖنٗ أَلِلٗفَسِرِ</text:p>
      <text:p text:style-name="P80">أُو<text:span text:style-name="T43">ِ</text:span>نْڠَ أُنَ خَطَرِ</text:p>
      <text:p text:style-name="P80">مَمْبٗ يَكِتُمِلِيَ</text:p>
      <text:p text:style-name="P80"/>
      <text:p text:style-name="P80">#239</text:p>
      <text:p text:style-name="P80">كْوٖنُ كُئِيٖ مْڠٖنِ</text:p>
      <text:p text:style-name="P80">هِلٗ هُكُؤُذِيَنِ</text:p>
      <text:p text:style-name="P80">تَمُوٖكَ هُكُ نْيُمْبَنِ</text:p>
      <text:p text:style-name="P80"><text:span text:style-name="T43">مُ</text:span>ئِنَ هَتٗتٖمْبٖيَ</text:p>
      <text:p text:style-name="P80"><text:soft-page-break/></text:p>
      <text:p text:style-name="P80">#240</text:p>
      <text:p text:style-name="P80">فَتُمَ أَكَنُطُمُ</text:p>
      <text:p text:style-name="P81">كْوَنِ سِ مْوَنَ حَرَمُ</text:p>
      <text:p text:style-name="P81">مْوَنَ هَنَ تَبَسَمُ</text:p>
      <text:p text:style-name="P81">عَلِيْ كِمْوَنْڠَلِيَ</text:p>
      <text:p text:style-name="P81"/>
      <text:p text:style-name="P81">#241</text:p>
      <text:p text:style-name="P81">عَلِيْ هَپٗ كَسٖمَ</text:p>
      <text:p text:style-name="P81">هٖلَ نْدٗوْ فَطُمَ</text:p>
      <text:p text:style-name="P81">أَكَئِنُكَ كْوَ هِمَ</text:p>
      <text:p text:style-name="P81">مْكٖوٖ كَمُئٖنْدٖيَ</text:p>
      <text:p text:style-name="P81"/>
      <text:p text:style-name="P81">#242</text:p>
      <text:p text:style-name="P81">أَكَمُؤُزَ أُنَنِ</text:p>
      <text:p text:style-name="P81">مْبٗنَ أُنَ كِسِرَنِ</text:p>
      <text:p text:style-name="P81">فَتُمَ أَكَمْبَ كُنِ</text:p>
      <text:p text:style-name="P81"><text:soft-page-break/>يَ مَتُنْڠُ هُكْوَمْبِيَ</text:p>
      <text:p text:style-name="P81"/>
      <text:p text:style-name="P81">#243</text:p>
      <text:p text:style-name="P81">أَكَمْجِبُ تَمْكٗ</text:p>
      <text:p text:style-name="P81">هِيٗ سِ طَبِيَ يَكٗ</text:p>
      <text:p text:style-name="P81">مِمِ سِ كِجَنَ چَكٗ</text:p>
      <text:p text:style-name="P81">أَمْبَ هَيٗ هُنَمْبِيَ</text:p>
      <text:p text:style-name="P81"/>
      <text:p text:style-name="P81">#244</text:p>
      <text:p text:style-name="P81">فَتُمَ أَكَبَئِنِ</text:p>
      <text:p text:style-name="P81">سِ إِلٖ پٖٹٖ چَنْدَنِ</text:p>
      <text:p text:style-name="P81">يَلٗنْڠِيَ كِسِمَنِ</text:p>
      <text:p text:style-name="P81">آٹِ زِيَپٗ هُٹِيَ</text:p>
      <text:p text:style-name="P81"/>
      <text:p text:style-name="P81">#245</text:p>
      <text:p text:style-name="P81">عَلِيْ أَكَمْبَ هَكِكَ</text:p>
      <text:p text:style-name="P81">نْدِپٗ أُكَكَسِرِكَ</text:p>
      <text:p text:style-name="P81"><text:soft-page-break/>پَلٖ أُنْڠٖلِؤُ<text:span text:style-name="T78">ذِ</text:span>كَ</text:p>
      <text:p text:style-name="P81">كَمَ كِلٖ نَكْوَمْبِيَ</text:p>
      <text:p text:style-name="P81"/>
      <text:p text:style-name="P81">#246</text:p>
      <text:p text:style-name="P81">نَ سَسَ ن<text:span text:style-name="T78">ٖ</text:span>نْڠٖكُؤُذِ</text:p>
      <text:p text:style-name="P81">نْدُڠُ يَنْڠُ وَتَ غَرَضِ</text:p>
      <text:p text:style-name="P82">مٗيٗ وَكٖ أُوٖ رَضِ</text:p>
      <text:p text:style-name="P82">نَ أُتَكَلٗ نَمْبِيَ</text:p>
      <text:p text:style-name="P82"/>
      <text:p text:style-name="P82">#247</text:p>
      <text:p text:style-name="P82">فَتُمَ كٖٹَ قَوْلِ</text:p>
      <text:p text:style-name="P82">كِٹُ سِ يَ كُلَ دَلِيْلِ</text:p>
      <text:p text:style-name="P82">أُوَپٗ أُمٖكُبَلِ</text:p>
      <text:p text:style-name="P82">رَضِ نِمٖكْوٖلٖيَ</text:p>
      <text:p text:style-name="P82"/>
      <text:p text:style-name="P82">#248</text:p>
      <text:p text:style-name="P82">وَكَكٖتِ كْوَ لِسَنِ</text:p>
      <text:p text:style-name="P82"><text:soft-page-break/>يٖيٖ نَ مْوَنَ نْيُمْبَنِ</text:p>
      <text:p text:style-name="P82">نَوٖ نٖنْدَپٗ زِٹَنِ</text:p>
      <text:p text:style-name="P82">وَچٖنْدَ وٗتٖ پَمٗيَ</text:p>
      <text:p text:style-name="P82"/>
      <text:p text:style-name="P82">#249</text:p>
      <text:p text:style-name="P82">جَعْفَرِ نِ مْڠٖنِ</text:p>
      <text:p text:style-name="P82">هَيَزٗوٖيَ زِٹَنِ</text:p>
      <text:p text:style-name="P82">مَهَلَ پَ مَيْتِنِ</text:p>
      <text:p text:style-name="P82">عَلِيْ أَكِمْوٖنْدٖلٖيَ</text:p>
      <text:p text:style-name="P82"/>
      <text:p text:style-name="P82">#250</text:p>
      <text:p text:style-name="P82">هَتَ أَكِتِمُ مْوَكَ</text:p>
      <text:p text:style-name="P82">زِٹَنِ أَمٖصِفِكَ</text:p>
      <text:p text:style-name="P82">سَبَا مِيَ هَكِكَ</text:p>
      <text:p text:style-name="P82">هُتِنْدَ أَسِپٗيُوَ</text:p>
      <text:p text:style-name="P82"/>
      <text:p text:style-name="P82">#251</text:p>
      <text:p text:style-name="P82"><text:soft-page-break/>هَتَ مْوَكَ أُكِزِدِ</text:p>
      <text:p text:style-name="P82">هَپٗ أَكٖنْدَ جِهَدِ</text:p>
      <text:p text:style-name="P82">لَكِ م<text:span text:style-name="T16">ٗ</text:span>يَ مَيَهُدِ</text:p>
      <text:p text:style-name="P82">هَكُنَ هَتَ مْمٗيَ</text:p>
      <text:p text:style-name="P82"/>
      <text:p text:style-name="P82">#252</text:p>
      <text:p text:style-name="P83">أَلِپٗكُيَ مُئِنِ</text:p>
      <text:p text:style-name="P83">عَلِيْ أَكَبَئِنِ</text:p>
      <text:p text:style-name="P83">أَكَمْوَمْبِيَ أَمِنِ</text:p>
      <text:p text:style-name="P83">نِنَ يَمْبٗ <text:span text:style-name="T78">تَ</text:span>كْوَمْبِيَ</text:p>
      <text:p text:style-name="P83"/>
      <text:p text:style-name="P83">#253</text:p>
      <text:p text:style-name="P98">نَپٖنْدَ سَسَ بَشِرِ</text:p>
      <text:p text:style-name="P98"><text:span text:style-name="T53">إٖ</text:span>نْدٖ پْوٖكٖ جَعْفَرِ</text:p>
      <text:p text:style-name="P83">أَكَپِجٖ مَكُفَرِ</text:p>
      <text:p text:style-name="P83">هُتٗشَ كِمْوَنْڠَلِيَ</text:p>
      <text:p text:style-name="P83"/>
      <text:p text:style-name="P83"><text:soft-page-break/>#254</text:p>
      <text:p text:style-name="P83">أَكَشُكَ جِبْرِيْلِ</text:p>
      <text:p text:style-name="P83">أَك<text:span text:style-name="T44">َ</text:span>مْوَمْبِيَ رَسُوْلِ</text:p>
      <text:p text:style-name="P83">هَوٖك<text:span text:style-name="T44">ِ</text:span> سِمْبَ وَوِلِ</text:p>
      <text:p text:style-name="P83">أَكُسَلِمُ نَبِيَ</text:p>
      <text:p text:style-name="P83"/>
      <text:p text:style-name="P83">#255</text:p>
      <text:p text:style-name="P83">أَكَتَمْكَ أَمِيْنِ</text:p>
      <text:p text:style-name="P83">عَلِيْ ٹْوٖنْدٖ نْيُمْبَنِ</text:p>
      <text:p text:style-name="P83">مْوَنٗ هُيٗ يَقِيْنِ</text:p>
      <text:p text:style-name="P83">هُئِفَرِكِ دُنِيَ</text:p>
      <text:p text:style-name="P83"/>
      <text:p text:style-name="P83">#256</text:p>
      <text:p text:style-name="P83">چَمْبِوَ هِيٗ قَوْلِ</text:p>
      <text:p text:style-name="P83">هَپٗ أَسِيَمُهَلِ</text:p>
      <text:p text:style-name="P83">كَئِنُكَ نَ رَسُوْلِ</text:p>
      <text:p text:style-name="P83">هَپٗ وَكَنْدَمَ نْدِيَ</text:p>
      <text:p text:style-name="P83"><text:soft-page-break/></text:p>
      <text:p text:style-name="P83">#257</text:p>
      <text:p text:style-name="P83">أَكِپَٹَ مْلَنْڠٗنِ</text:p>
      <text:p text:style-name="P83">فَتُمَ أَكَبَئِنِ</text:p>
      <text:p text:style-name="P83">أَلِهُتٗكَ حَسَنِ</text:p>
      <text:p text:style-name="P83">أُيَاءٗ كُكْوَنْدَمِيَ</text:p>
      <text:p text:style-name="P83"/>
      <text:p text:style-name="P83">#258</text:p>
      <text:p text:style-name="P83">مْوَنٗ أَلِپٗ كِٹِنِ</text:p>
      <text:p text:style-name="P83">نَ حَسَنِ نَ حُسَيْنِ</text:p>
      <text:p text:style-name="P83">غَفُلَ أَكَبَئِنِ</text:p>
      <text:p text:style-name="P83">بَبَنْڠُ نَمْكُلِيَ</text:p>
      <text:p text:style-name="P83"/>
      <text:p text:style-name="P83">#259</text:p>
      <text:p text:style-name="P83">أَمٖئِنُكَ كِٹِنِ</text:p>
      <text:p text:style-name="P83">أَمٖپَنْدَ فِرَشَنِ</text:p>
      <text:p text:style-name="P83">نَاءٖ مْوَنْڠَلِيِنِ</text:p>
      <text:p text:style-name="P83"><text:soft-page-break/>يَمْبٗ لَلٗمْزِدِيَ</text:p>
      <text:p text:style-name="P83"/>
      <text:p text:style-name="P83">#260</text:p>
      <text:p text:style-name="P83">هَپٗ أَكٖنْدَ بَشِيْرِ</text:p>
      <text:p text:style-name="P83">نَ عَلِىْ حَىْدَرِ</text:p>
      <text:p text:style-name="P83">كِمْوٗنَ جَعْفَرِ</text:p>
      <text:p text:style-name="P83">هَپٗ بَبَكٖ كَلِيَ</text:p>
      <text:p text:style-name="P83"/>
      <text:p text:style-name="P83">#261</text:p>
      <text:p text:style-name="P83">أَكَلِيَ كِبَنِ</text:p>
      <text:p text:style-name="P83">إٖوٖ مْوَنَنْڠُ أُنَنِ</text:p>
      <text:p text:style-name="P83">أُپٖٹْوٖ ن<text:span text:style-name="T79">ِ</text:span> يَمْبٗ ڠَنِ</text:p>
      <text:p text:style-name="P83">كَٹِكَ كْوَنْدَم نْدِيَ</text:p>
      <text:p text:style-name="P83"/>
      <text:p text:style-name="P83">#262</text:p>
      <text:p text:style-name="P83">أَكِسِكِيَ كَلِم<text:span text:style-name="T79">َ</text:span></text:p>
      <text:p text:style-name="P83">جَعْفَرِ كَفَهَمَ</text:p>
      <text:p text:style-name="P83"><text:soft-page-break/>كْوَ ضَرُبُ كَٹِزَمَ</text:p>
      <text:p text:style-name="P84"><text:span text:style-name="T79">مَتٗ</text:span> أَكَمْوَنْڠَلِيَ</text:p>
      <text:p text:style-name="P84"/>
      <text:p text:style-name="P84">#263</text:p>
      <text:p text:style-name="P84">كِمْوَنْڠَلِيَ أَمِيْنِ</text:p>
      <text:p text:style-name="P84">أَكَمْبَ نِپَ يَسِنِ</text:p>
      <text:p text:style-name="P84">أَكِكٗمَ كُبَئِنِ</text:p>
      <text:p text:style-name="P84">أَمٖكْوِشَ كُئِفِيَ</text:p>
      <text:p text:style-name="P84"/>
      <text:p text:style-name="P84">#264</text:p>
      <text:p text:style-name="P84">هَپٗ عَلِيْ حَيْدَرِ</text:p>
      <text:p text:style-name="P84">يٗتٖ أَسِيَفِكِرِ</text:p>
      <text:p text:style-name="P84">أَكَسِمَمَ بَشِيْرِ</text:p>
      <text:p text:style-name="P84">مَصَحَبَ كَوَمْبِيَ</text:p>
      <text:p text:style-name="P84"/>
      <text:p text:style-name="P84">#265</text:p>
      <text:p text:style-name="P84">كَوَمْبِيَ كِپُلِكَ</text:p>
      <text:p text:style-name="P84"><text:soft-page-break/>نَ جَمِيْعِ وَكَتٗكَ</text:p>
      <text:p text:style-name="P84">هَيَ وَكِشَ كُزِكَ</text:p>
      <text:p text:style-name="P84">عَلِيْ أَسِپٗيُوَ</text:p>
      <text:p text:style-name="P84"/>
      <text:p text:style-name="P84">#266</text:p>
      <text:p text:style-name="P84">أَلِپٗكْوِشَ كُزِكَ</text:p>
      <text:p text:style-name="P84">مْٹُمِ أَكَمُوٖكَ</text:p>
      <text:p text:style-name="P84">مَنٖنٗ أَكَتَمْكَ</text:p>
      <text:p text:style-name="P84">عَلِيْ أ<text:span text:style-name="T17">َ</text:span>كَمْوَمْبِيَ</text:p>
      <text:p text:style-name="P84"/>
      <text:p text:style-name="P85">#267</text:p>
      <text:p text:style-name="P85">كَمْوَمْبِيَ كِپُلِكَ</text:p>
      <text:p text:style-name="P85">صُبِرِ كْوَكٖ رَبُك</text:p>
      <text:p text:style-name="P85">مْٹُ هَنْڠَلِكُپٗكَ</text:p>
      <text:p text:style-name="P85">نَوٖ أُكَمْوَ<text:span text:style-name="T45">نْ</text:span>ڠَلِيَ</text:p>
      <text:p text:style-name="P85"/>
      <text:p text:style-name="P85">#268</text:p>
      <text:p text:style-name="P85"><text:soft-page-break/>وَ أَمَّا نِ مْٹُ ڠَنِ</text:p>
      <text:p text:style-name="P85">أَدُمُوٗ دُنِيَنِ</text:p>
      <text:p text:style-name="P85">إِسِپٗكُوَ مَنَّانِ</text:p>
      <text:p text:style-name="P85">ن<text:span text:style-name="T80">َ</text:span>وٖ وَيَفَهَمِيَ</text:p>
      <text:p text:style-name="P85"/>
      <text:p text:style-name="P85">#269</text:p>
      <text:p text:style-name="P85">عَلِيْ سٖنٖنْدٖ مْنٗ</text:p>
      <text:p text:style-name="P85">مَمْبٗ هُ<text:span text:style-name="T45">پِ</text:span>جْوَ مْفَنٗ</text:p>
      <text:p text:style-name="P85">كَپٖوَ هَيٗ مَنٖنٗ</text:p>
      <text:p text:style-name="P85">عَقِلِ إِكَمْنْڠِيَ</text:p>
      <text:p text:style-name="P85"/>
      <text:p text:style-name="P85">#270</text:p>
      <text:p text:style-name="P85">هَپٗ أَكِشَ كُتٗوَ</text:p>
      <text:p text:style-name="P85">زُبَيْرِ كَمْوَمْكُوَ</text:p>
      <text:p text:style-name="P85">تَكُپَ زَنْڠُ بَرُوَ</text:p>
      <text:p text:style-name="P85">أُپَٹٖ كُنِپٖكٖيَ</text:p>
      <text:p text:style-name="P85"/>
      <text:p text:style-name="P85"><text:soft-page-break/>#271</text:p>
      <text:p text:style-name="P85">هِيْ مٗيَ نْدَ مَمَكٖ</text:p>
      <text:p text:style-name="P85">مٗيَ نْدَ مْوَلِمُ وَكٖ</text:p>
      <text:p text:style-name="P85">نَ أُچٖنْدَ سِتَمْكٖ</text:p>
      <text:p text:style-name="P85">نٖنٗ مٗيَ كُوَمْبِيَ</text:p>
      <text:p text:style-name="P85"/>
      <text:p text:style-name="P85">#272</text:p>
      <text:p text:style-name="P85">زُبَيْرِ أَسِجِلِسِ</text:p>
      <text:p text:style-name="P85">كَپٗكٖيَ كَرَتَسِ</text:p>
      <text:p text:style-name="P85">كَنٖنْدَ نَزٗ أُپٖسِ</text:p>
      <text:p text:style-name="P85">كَمْپٖكٖيَ عَطِيَ</text:p>
      <text:p text:style-name="P85"/>
      <text:p text:style-name="P85">#273</text:p>
      <text:p text:style-name="P85">بَرُوَ كُمْپَ كْوَكٖ</text:p>
      <text:p text:style-name="P85">كِشَ زُبٖىْرِ أَتٗكٖ</text:p>
      <text:p text:style-name="P85">إِلٖ يَ مْوَلِمُ وَكٖ</text:p>
      <text:p text:style-name="P85">كٖنٖنْدَ كُمْپٖكٖيَ</text:p>
      <text:p text:style-name="P85"><text:soft-page-break/></text:p>
      <text:p text:style-name="P85">#274</text:p>
      <text:p text:style-name="P85">زُبَىْرِ كُتٗكَ كْوَكٖ</text:p>
      <text:p text:style-name="P85">يٖيٖ أَسٗمٖ مَمَكٖ</text:p>
      <text:p text:style-name="P85">أَكَتٗكَ پْوٖكٖ يَكٖ</text:p>
      <text:p text:style-name="P85">مْٹُ أَسِپٗزٖنْڠٖيَ</text:p>
      <text:p text:style-name="P85"/>
      <text:p text:style-name="P86">#275</text:p>
      <text:p text:style-name="P86">نَاءٖ أَكِيَنُظُمُ</text:p>
      <text:p text:style-name="P86">يُوَ لِمٗ هُسَلِمُ</text:p>
      <text:p text:style-name="P86">وَلَ أ<text:span text:style-name="T45">َ</text:span>سِپٗفَهَمُ</text:p>
      <text:p text:style-name="P86">أُسِكُ هُمْنْڠِلِيَ</text:p>
      <text:p text:style-name="P86"/>
      <text:p text:style-name="P86">#276</text:p>
      <text:p text:style-name="P86">نَ <text:span text:style-name="T51">هُ</text:span>كٗ نْيُمَ زُبٖيْرِ</text:p>
      <text:p text:style-name="P86">أَسِپَٹٖ <text:span text:style-name="T45">تَ</text:span>قْصِيْرِ</text:p>
      <text:p text:style-name="P86">كِلَ <text:span text:style-name="T45">نْ</text:span>يُمَ كِعَبِرِ</text:p>
      <text:p text:style-name="P86"><text:soft-page-break/>كِمْزٖنْڠٖيَ عَطِيَ</text:p>
      <text:p text:style-name="P86"/>
      <text:p text:style-name="P86">#277</text:p>
      <text:p text:style-name="P86">هَتَ نْدِيَ كِفُوَٹَ</text:p>
      <text:p text:style-name="P86">كِ<text:span text:style-name="T18">نٖنْدَ كِتٗمْكُٹَ</text:span></text:p>
      <text:p text:style-name="P87">نْيُمْبَ يَ كْوَنْدَ كِپَٹَ</text:p>
      <text:p text:style-name="P87">مْلَنْڠٗنِ أَكِنْڠِيَ</text:p>
      <text:p text:style-name="P87"/>
      <text:p text:style-name="P87">#278</text:p>
      <text:p text:style-name="P87">حَمْزَة أَكَفَسِرِ</text:p>
      <text:p text:style-name="P87">نَ مَوْلَانَا عُمَرِ</text:p>
      <text:p text:style-name="P87">هِ<text:span text:style-name="T80">نِ</text:span> نِ أَلْفَجِرِ</text:p>
      <text:p text:style-name="P87">صَلَ إِمٖسِمَمِيَ</text:p>
      <text:p text:style-name="P87"/>
      <text:p text:style-name="P87">#279</text:p>
      <text:p text:style-name="P87">مْوَنَمْكٖ كَتَمْكَ</text:p>
      <text:p text:style-name="P87">كَنٖنَ نْدِمِ أَتْوِكَ</text:p>
      <text:p text:style-name="P87"><text:soft-page-break/>چَمْبَ مْتَنِپِلٖكَ</text:p>
      <text:p text:style-name="P87">كْوَ مَوْلَانَا عَلِيَ</text:p>
      <text:p text:style-name="P87"/>
      <text:p text:style-name="P87">#280</text:p>
      <text:p text:style-name="P87">نْدِيَ نِمٖعَبِرِ</text:p>
      <text:p text:style-name="P87">نْيُمْبَ سِكُئِفَسِرِ</text:p>
      <text:p text:style-name="P87">نْدِمِ أُمِ جَعْفَرِ</text:p>
      <text:p text:style-name="P87">كَمَ هَيَ يَوٖلٖيَ</text:p>
      <text:p text:style-name="P87"/>
      <text:p text:style-name="P87">#281</text:p>
      <text:p text:style-name="P87">هَپٗ حَمْزَ كَتٗكَ</text:p>
      <text:p text:style-name="P87">كْوَ أُپٖسِ نَ هَرَكَ</text:p>
      <text:p text:style-name="P87">مْلَنْڠٗ أَكَؤُشِكَ</text:p>
      <text:p text:style-name="P87">إِلِ كُمْفُنْڠُلِيَ</text:p>
      <text:p text:style-name="P87"/>
      <text:p text:style-name="P87">#282</text:p>
      <text:p text:style-name="P88">نْد<text:span text:style-name="T80">ٖ</text:span> كِتٗكَ كَٹِكَ هٖمَ</text:p>
      <text:p text:style-name="P88"><text:soft-page-break/>هَپٗ نْدِيَ هَيَنْدَمَ</text:p>
      <text:p text:style-name="P88">كْوَ عَلِيْ أَكِكٗمَ</text:p>
      <text:p text:style-name="P88">مْلَنْڠٗ كِمْبِشِيَ</text:p>
      <text:p text:style-name="P88"/>
      <text:p text:style-name="P88">#283</text:p>
      <text:p text:style-name="P88">كِنٖنَ أَكِمَلِزَ</text:p>
      <text:p text:style-name="P88">عَلِيْ نْدِمِ حَمْزَ</text:p>
      <text:p text:style-name="P88">مْڠٖنِ هُكُؤُلِزَ</text:p>
      <text:p text:style-name="P88">هَپٗ كَتٗكَ عَلِيَ</text:p>
      <text:p text:style-name="P88"/>
      <text:p text:style-name="P88">#284</text:p>
      <text:p text:style-name="P88">يٖيٖ يُپٗ مْلَنْڠٗنِ</text:p>
      <text:p text:style-name="P88">هُلِيَ <text:span text:style-name="T45">أَ</text:span>كِبَئِنِ</text:p>
      <text:p text:style-name="P88">قَبُرِنِ نِپٖكَنِ</text:p>
      <text:p text:style-name="P88">نَپٖنْدَ كُيَنْڠَلِيَ</text:p>
      <text:p text:style-name="P88"/>
      <text:p text:style-name="P88">#285</text:p>
      <text:p text:style-name="P88"><text:soft-page-break/>هَپٗ عَلِيْ كَتٗكَ</text:p>
      <text:p text:style-name="P88">مَتٗزِ يَكِمْشُكَ</text:p>
      <text:p text:style-name="P88">هَتَ نْدٖ كَتَمْكَ</text:p>
      <text:p text:style-name="P88">مَنٖنٗ أَكَمْوَمْبِيَ</text:p>
      <text:p text:style-name="P88"/>
      <text:p text:style-name="P88">#286</text:p>
      <text:p text:style-name="P88">كَمْوَمْبِيَ كِنُ<text:span text:style-name="T46">ظُ</text:span>مُ</text:p>
      <text:p text:style-name="P88">سٖنْدٖلٖيْ إِسِلَامُ</text:p>
      <text:p text:style-name="P88">صُبِرِ كْوَكٖ كَرِيْمُ</text:p>
      <text:p text:style-name="P88">أَمْبَيٗ أَكُلٖٹٖيَ</text:p>
      <text:p text:style-name="P88"/>
      <text:p text:style-name="P88">#287</text:p>
      <text:p text:style-name="P88">مِمِ هُىُ نِ مَمَكٖ</text:p>
      <text:p text:style-name="P88">نْدِيٖ مْوٖنْي كِٹِ چَكٖ</text:p>
      <text:p text:style-name="P88">نِؤٗنْيَ قَبُرِ يَكٖ</text:p>
      <text:p text:style-name="P88">نَتَكَ كُيَنْڠَلِيَ</text:p>
      <text:p text:style-name="P88"/>
      <text:p text:style-name="P89"><text:soft-page-break/>#288</text:p>
      <text:p text:style-name="P90">يٗوَ مْوٖنْيٖ مَمْلَكَه</text:p>
      <text:p text:style-name="P90">لَكٖ هٗنْدٗوَ كِوٖكَ</text:p>
      <text:p text:style-name="P90">وَلَ مِمِ سِكُتَكَ</text:p>
      <text:p text:style-name="P90">أَئِفَرِكِ دُنِيَ</text:p>
      <text:p text:style-name="P90"/>
      <text:p text:style-name="P90">#289</text:p>
      <text:p text:style-name="P90">نَوٖ صُبِرِ نْدُيَنْڠُ</text:p>
      <text:p text:style-name="P90">أُسِپٗتٖيْ ك<text:span text:style-name="T47">ْ</text:span>وَ مْنْڠُ</text:p>
      <text:p text:style-name="P90">وَلَ هُتٗكٗسَ فُنْڠُ</text:p>
      <text:p text:style-name="P90">لَ أَ<text:span text:style-name="T47">خٖ</text:span>رَ نَ دُنِيَ</text:p>
      <text:p text:style-name="P90"/>
      <text:p text:style-name="P90">#290</text:p>
      <text:p text:style-name="P90">هُمُؤٗوَ كِپُلِكَ</text:p>
      <text:p text:style-name="P90">مَتٗزِ يَكِمْشُكَ</text:p>
      <text:p text:style-name="P90">هَپٗ كَشُكَ عَطِكَ</text:p>
      <text:p text:style-name="P90">أَكَتَمْكَ عَلِيَ</text:p>
      <text:p text:style-name="P90"><text:soft-page-break/></text:p>
      <text:p text:style-name="P90">#291</text:p>
      <text:p text:style-name="P90">هَپٗ عَلِيْ حَيْدَرِ</text:p>
      <text:p text:style-name="P90">بَسِ نَاءٖ كَفَسِرِ</text:p>
      <text:p text:style-name="P90">مْبٗنَ هَكُيَ زُبٖيْرِ</text:p>
      <text:p text:style-name="P90">أُيِ<text:span text:style-name="T47">يٖ</text:span> پْوٖكٖ عَلِيَ</text:p>
      <text:p text:style-name="P90"/>
      <text:p text:style-name="P90">#292</text:p>
      <text:p text:style-name="P90">أُنِئٖٹٖيْ بَرُوَ</text:p>
      <text:p text:style-name="P90">كَٹِكَ كُئِفُنْڠُوَ</text:p>
      <text:p text:style-name="P90">أَلِپٗ سِكُمُيُوَ</text:p>
      <text:p text:style-name="P90">وَلَ سِكُمْزٖنْڠٖيَ</text:p>
      <text:p text:style-name="P90"/>
      <text:p text:style-name="P90">#293</text:p>
      <text:p text:style-name="P90">بَرُوَ كِئِفَسِرِ</text:p>
      <text:p text:style-name="P90">نْدِيَ نَلِئِعَبِرِ</text:p>
      <text:p text:style-name="P90">هَنْدَ سَسَ كُفِكِرِ</text:p>
      <text:p text:style-name="P90"><text:soft-page-break/><text:span text:style-name="T47">تَ</text:span>نَبُهِ كُنِنْڠِيَ</text:p>
      <text:p text:style-name="P90"/>
      <text:p text:style-name="P90">#294</text:p>
      <text:p text:style-name="P90">فَطِمَ كَمْكَلِمُ</text:p>
      <text:p text:style-name="P90">أَكَمْپَ مَجِ <text:span text:style-name="T52">تَمُ</text:span></text:p>
      <text:p text:style-name="P91">دُعَ سَبَا تِمَمُ</text:p>
      <text:p text:style-name="P91">نْدَنِ أَلِيَسٗمٖيَ</text:p>
      <text:p text:style-name="P91"/>
      <text:p text:style-name="P91">#295</text:p>
      <text:p text:style-name="P91">أَكَمْجِبُ كَلِمَ</text:p>
      <text:p text:style-name="P91">سِيَوٖزِ يَ فَتُمَ</text:p>
      <text:p text:style-name="P91">مٗيٗ نِنَ هَلِمَمَ</text:p>
      <text:p text:style-name="P91">رُوْحُ يَتَكَ كُلِيَ</text:p>
      <text:p text:style-name="P91"/>
      <text:p text:style-name="P92">#296</text:p>
      <text:p text:style-name="P92">صُبِرِ كْوَ بْوَنَ وٖٹُ</text:p>
      <text:p text:style-name="P92">عَطِكَ مَاءِ سِ كِٹُ</text:p>
      <text:p text:style-name="P92"><text:soft-page-break/><text:span text:style-name="T47">پِ</text:span>جَ مَٹَمَ مَٹَٹُ</text:p>
      <text:p text:style-name="P92">يَبَكِيٖؤٗ تَٹُوَ</text:p>
      <text:p text:style-name="P92"/>
      <text:p text:style-name="P92">#297</text:p>
      <text:p text:style-name="P92">مَ<text:span text:style-name="T47">ا</text:span>ءِ أَسِپٗيَتَكَ</text:p>
      <text:p text:style-name="P92">مِيٗمٗنِ كَيَپٖكَ</text:p>
      <text:p text:style-name="P92">أَكَٹُمْوَ نَ عَطِكَ</text:p>
      <text:p text:style-name="P92">فَتُمَ كَمْپٗكٖيَ</text:p>
      <text:p text:style-name="P92"/>
      <text:p text:style-name="P92">#298</text:p>
      <text:p text:style-name="P92">هَپٗ كَمْكَلِفِشَ</text:p>
      <text:p text:style-name="P92">وَعَظِ كُمُؤٗنٖشَ</text:p>
      <text:p text:style-name="P92">مَاءِ أَلِپٗيَشُشَ</text:p>
      <text:p text:style-name="P92">مُنْڠُ أَكَمُؤٗمْبٖيَ</text:p>
      <text:p text:style-name="P92"/>
      <text:p text:style-name="P92">#299</text:p>
      <text:p text:style-name="P92"><text:span text:style-name="T47">بَ</text:span>سِ هَپٗ أَمُؤُزٖ</text:p>
      <text:p text:style-name="P92"><text:soft-page-break/>زَ مْوَنَوٖ <text:span text:style-name="T47">خَ</text:span>بَرِزٖ</text:p>
      <text:p text:style-name="P92">نَ عَلِيْ أَمْوٖلٖزٖ</text:p>
      <text:p text:style-name="P92">كِشَ أَكِلِيَ</text:p>
      <text:p text:style-name="P92"/>
      <text:p text:style-name="P92">#300</text:p>
      <text:p text:style-name="P92">هَتَ كُكِپَمْبَؤُكَ</text:p>
      <text:p text:style-name="P92">فَتُمَ أَكَئِنُكَ</text:p>
      <text:p text:style-name="P92">كَمْپِكِيَ عَطِكَ</text:p>
      <text:p text:style-name="P92">وَكَلَ وٗتٖ پَمٗيَ</text:p>
      <text:p text:style-name="P92"/>
      <text:p text:style-name="P92">#301</text:p>
      <text:p text:style-name="P92">عَطِكَ أَكَبَئِنِ</text:p>
      <text:p text:style-name="P92">سَسَ نَمِ كْوَ خٖرِنِ</text:p>
      <text:p text:style-name="P92">مْوَنَنْڠُ أُكٗ مُئِنِ</text:p>
      <text:p text:style-name="P92">مْٹُ سِكُمُوَتِيَ</text:p>
      <text:p text:style-name="P92"/>
      <text:p text:style-name="P92">#302</text:p>
      <text:p text:style-name="P92"><text:soft-page-break/>نَ فَتُمَ أَتَمْك<text:span text:style-name="T80">ٖ</text:span></text:p>
      <text:p text:style-name="P92">أَمْوَمْبِيٖ مُمٖ وَكٖ</text:p>
      <text:p text:style-name="P92">نَاوٖ نٖنْدَ كَمْپٖكٖ</text:p>
      <text:p text:style-name="P92">أَسٖنْدٖ پْوٖكٖ عَطِيَ</text:p>
      <text:p text:style-name="P92"/>
      <text:p text:style-name="P92">#303</text:p>
      <text:p text:style-name="P92">عَلِيْ كَنْڠِيَ نْدَنِ</text:p>
      <text:p text:style-name="P92">كْوَ مْكٗنٗ كَبَئِنِ</text:p>
      <text:p text:style-name="P92">أَكَئِنُكَ كِٹِنِ</text:p>
      <text:p text:style-name="P92">فَتُمَ أَكَمْوٖنْدٖيَ</text:p>
      <text:p text:style-name="P92"/>
      <text:p text:style-name="P92">#304</text:p>
      <text:p text:style-name="P92">كَ<text:span text:style-name="T54">مْ</text:span>بَ چٖنْدَ كِمْ<text:span text:style-name="T47">پٖ</text:span>كَ</text:p>
      <text:p text:style-name="P92">فَتُمَ هُتٗؤُذِكَ</text:p>
      <text:p text:style-name="P92">كْوَمْبَ وَٹُ هُتَمْكَ</text:p>
      <text:p text:style-name="P92">كَمَ هَيٗ كُنَمْبِيَ</text:p>
      <text:p text:style-name="P92"/>
      <text:p text:style-name="P92"><text:soft-page-break/>#305</text:p>
      <text:p text:style-name="P92">كَنٖنَ شَهِدِ مْنْڠُ</text:p>
      <text:p text:style-name="P92">هَيَمٗ مٗيٗنِ مْوَنڠُ</text:p>
      <text:p text:style-name="P92">سَسَ نِ كَمَ نْدُيَنْڠُ</text:p>
      <text:p text:style-name="P92">نَ قَاسِمُ نِ مَمٗيَ</text:p>
      <text:p text:style-name="P92"/>
      <text:p text:style-name="P92">#306</text:p>
      <text:p text:style-name="P92">هَپٗ عَلِيْ كَتٗكَ</text:p>
      <text:p text:style-name="P92">كَنْدَمَنَ نَ عَطِكَ</text:p>
      <text:p text:style-name="P92">أَكٖنْدَ أَكَمْپٖكَ</text:p>
      <text:p text:style-name="P92">هَتَ كْوَءٗ أَكَنْڠِيَ</text:p>
      <text:p text:style-name="P92"/>
      <text:p text:style-name="P92">#307</text:p>
      <text:p text:style-name="P93">هَپٗ عَلِيْ حَيْدَرِ</text:p>
      <text:p text:style-name="P93">أَكَصَلِ أَظُهُرِ</text:p>
      <text:p text:style-name="P93">كَنْدَمَنَ نَ زُبٖيْرِ</text:p>
      <text:p text:style-name="P93">مُئِنِ أَكَرٖجٖيَ </text:p>
      <text:p text:style-name="P93"><text:soft-page-break/></text:p>
      <text:p text:style-name="P93">#308</text:p>
      <text:p text:style-name="P93">نَ هَپٗ أَلِپٗرُدِ</text:p>
      <text:p text:style-name="P93">نْدِپٗ أَلِپٗرَدِدِ</text:p>
      <text:p text:style-name="P93">مَنٖنٗ كِجِتَهِدِ</text:p>
      <text:p text:style-name="P93">مصَحَبَ كِوَمْبِيَ</text:p>
      <text:p text:style-name="P93"/>
      <text:p text:style-name="P93">#309</text:p>
      <text:p text:style-name="P93">ه<text:span text:style-name="T20">َ</text:span>پَ نِمٖٹِيَ تَمَ</text:p>
      <text:p text:style-name="P93">بَيْتِ زَنْڠُ هُكٗمَ</text:p>
      <text:p text:style-name="P93">نَ أَمْبَؤٗ وَتَسٗمَ</text:p>
      <text:p text:style-name="P93">كْوَ زٗتٖ زِكَوٖلٖيَ</text:p>
      <text:p text:style-name="P93"/>
      <text:p text:style-name="P93">#304</text:p>
      <text:p text:style-name="P93">بَيْتِزٖ زِيُوٖنِ</text:p>
      <text:p text:style-name="P93">مْٹُ أَكَزِبَئِنِ</text:p>
      <text:p text:style-name="P93">أَصُبُحِ نَ جِيٗنِ</text:p>
      <text:p text:style-name="P93"><text:soft-page-break/>مٗيٗ أُسٗپُنْڠُلِيَ</text:p>
      <text:p text:style-name="P93"/>
      <text:p text:style-name="P93">#305</text:p>
      <text:p text:style-name="P93">كْوَنْدَ هَتٗذَلِلِكَ</text:p>
      <text:p text:style-name="P93">مْٹُيٖ هَتٗسُمْبُكَ</text:p>
      <text:p text:style-name="P93">نَ أَتَكَلٗتَمْكَ</text:p>
      <text:p text:style-name="P93">مٗلَ هُمُوَفِقِيَ</text:p>
      <text:p text:style-name="P93"/>
      <text:p text:style-name="P93">#306</text:p>
      <text:p text:style-name="P93">أَؤٗمْبَلٗ كْوَ وَهَابُ</text:p>
      <text:p text:style-name="P93">أَتَجِب<text:span text:style-name="T19">ِ</text:span>وَ جَوَبُ</text:p>
      <text:p text:style-name="P93">أَوْ مْٹُ نَجَرِبُ</text:p>
      <text:p text:style-name="P93">أَدَلِلِشٖ وَصِيَ</text:p>
      <text:p text:style-name="P93"/>
      <text:p text:style-name="P93">#307</text:p>
      <text:p text:style-name="P94">نِمٖپٖنْدَ كُكَرِرِ</text:p>
      <text:p text:style-name="P94">نَنْيِ سٗمَنِ ضَمِيْرِ</text:p>
      <text:p text:style-name="P94"><text:soft-page-break/>أُتٖنْدِ وَ جَعْفَرِ</text:p>
      <text:p text:style-name="P94">وَ مَوْلَانَا عَلِيَ</text:p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style:shadow="none" style:writing-mode="rl-tb">
        <style:tab-stops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9T12:43:23.087362571</meta:creation-date>
    <meta:editing-duration>P35DT18H12M11S</meta:editing-duration>
    <meta:editing-cycles>151</meta:editing-cycles>
    <meta:generator>LibreOffice/4.4.2.2$Linux_X86_64 LibreOffice_project/40m0$Build-2</meta:generator>
    <dc:title>andika</dc:title>
    <dc:date>2015-05-26T09:33:30.074476413</dc:date>
    <meta:document-statistic meta:table-count="0" meta:image-count="0" meta:object-count="0" meta:page-count="112" meta:paragraph-count="1575" meta:word-count="3644" meta:character-count="14475" meta:non-whitespace-character-count="12404"/>
    <meta:template xlink:type="simple" xlink:actuate="onRequest" xlink:title="andika" xlink:href="../../../../libreoffice/andika.ott" meta:date="2014-09-09T12:43:23.012148969"/>
  </office:meta>
</office:document-meta>
</file>